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2749000054A5000007DA9FA051B56C0F75F4.svg" manifest:media-type="image/svg+xml"/>
  <manifest:file-entry manifest:full-path="Pictures/10000001000004CD00000072E080BCC9C35EB5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start" style:justify-single-word="false"/>
      <style:text-properties fo:font-size="12pt" fo:font-weight="bold" officeooo:rsid="00055997" officeooo:paragraph-rsid="00055997"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055997" officeooo:paragraph-rsid="00055997" style:font-size-asian="12pt" style:font-weight-asian="bold" style:font-size-complex="12pt" style:font-weight-complex="bold"/>
    </style:style>
    <style:style style:name="P3" style:family="paragraph" style:parent-style-name="Text_20_body">
      <style:paragraph-properties fo:text-align="start" style:justify-single-word="false"/>
      <style:text-properties fo:font-size="12pt" fo:font-weight="bold" officeooo:rsid="00055997" officeooo:paragraph-rsid="00055997" style:font-size-asian="12pt" style:font-weight-asian="bold" style:font-size-complex="12pt" style:font-weight-complex="bold"/>
    </style:style>
    <style:style style:name="P4" style:family="paragraph" style:parent-style-name="Heading_20_1">
      <style:paragraph-properties fo:text-align="start" style:justify-single-word="false"/>
      <style:text-properties fo:font-size="12pt" fo:font-weight="bold" officeooo:rsid="0007c424" officeooo:paragraph-rsid="0007c424"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7c424" officeooo:paragraph-rsid="0007c424"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2c51f" officeooo:paragraph-rsid="0002c51f" style:font-size-asian="10.5pt" style:font-weight-asian="bold" style:font-size-complex="12pt" style:font-weight-complex="bold"/>
    </style:style>
    <style:style style:name="P7" style:family="paragraph" style:parent-style-name="Standard">
      <style:paragraph-properties fo:text-align="end" style:justify-single-word="false"/>
      <style:text-properties fo:font-size="12pt" fo:font-weight="bold" officeooo:rsid="00044efd" officeooo:paragraph-rsid="00044ef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73e9f" officeooo:paragraph-rsid="00073e9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7c424" officeooo:paragraph-rsid="0007c424"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02c51f" officeooo:paragraph-rsid="0002c51f" style:font-size-asian="17.5pt" style:font-weight-asian="bold" style:font-size-complex="20pt" style:font-weight-complex="bold"/>
    </style:style>
    <style:style style:name="P11" style:family="paragraph" style:parent-style-name="Standard">
      <style:paragraph-properties fo:text-align="start" style:justify-single-word="false"/>
      <style:text-properties fo:font-size="12pt" fo:font-weight="normal" officeooo:rsid="0004e188" officeooo:paragraph-rsid="0004e188"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04e188" officeooo:paragraph-rsid="0002c51f"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055997" officeooo:paragraph-rsid="0005599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2c51f" officeooo:paragraph-rsid="0004e18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2c51f" officeooo:paragraph-rsid="00073e9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4e188" officeooo:paragraph-rsid="0004e18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3e9f" officeooo:paragraph-rsid="00073e9f"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20pt" fo:font-weight="bold" officeooo:rsid="0002c51f" officeooo:paragraph-rsid="0002c51f" style:font-size-asian="17.5pt" style:font-weight-asian="bold" style:font-size-complex="20pt" style:font-weight-complex="bold"/>
    </style:style>
    <style:style style:name="P19" style:family="paragraph" style:parent-style-name="Standard">
      <style:paragraph-properties fo:text-align="start" style:justify-single-word="false"/>
      <style:text-properties fo:font-size="20pt" fo:font-weight="bold" officeooo:rsid="0002c51f" officeooo:paragraph-rsid="0002c51f" style:font-size-asian="17.5pt" style:font-weight-asian="bold" style:font-size-complex="20pt" style:font-weight-complex="bold"/>
    </style:style>
    <style:style style:name="P20" style:family="paragraph" style:parent-style-name="Text_20_body">
      <style:paragraph-properties fo:text-align="start" style:justify-single-word="false"/>
      <style:text-properties fo:font-size="20pt" fo:font-weight="bold" officeooo:rsid="0002c51f" officeooo:paragraph-rsid="0002c51f" style:font-size-asian="17.5pt" style:font-weight-asian="bold" style:font-size-complex="20pt" style:font-weight-complex="bold"/>
    </style:style>
    <style:style style:name="P21" style:family="paragraph" style:parent-style-name="Standard">
      <style:paragraph-properties fo:text-align="start" style:justify-single-word="false"/>
      <style:text-properties officeooo:paragraph-rsid="0004e188"/>
    </style:style>
    <style:style style:name="P22" style:family="paragraph" style:parent-style-name="Standard">
      <style:paragraph-properties fo:text-align="start" style:justify-single-word="false"/>
      <style:text-properties officeooo:paragraph-rsid="00055997"/>
    </style:style>
    <style:style style:name="P23" style:family="paragraph" style:parent-style-name="Standard">
      <style:paragraph-properties fo:text-align="start" style:justify-single-word="false"/>
      <style:text-properties officeooo:paragraph-rsid="0007c424"/>
    </style:style>
    <style:style style:name="P24" style:family="paragraph" style:parent-style-name="Text_20_body">
      <style:paragraph-properties fo:text-align="start" style:justify-single-word="false"/>
      <style:text-properties officeooo:paragraph-rsid="00073e9f"/>
    </style:style>
    <style:style style:name="P25" style:family="paragraph" style:parent-style-name="Standard">
      <style:paragraph-properties fo:text-align="start" style:justify-single-word="false"/>
      <style:text-properties officeooo:rsid="00055997" officeooo:paragraph-rsid="00055997"/>
    </style:style>
    <style:style style:name="P26" style:family="paragraph" style:parent-style-name="Text_20_body">
      <style:text-properties officeooo:rsid="00055997" officeooo:paragraph-rsid="00055997"/>
    </style:style>
    <style:style style:name="P27" style:family="paragraph" style:parent-style-name="Standard">
      <style:paragraph-properties fo:text-align="center" style:justify-single-word="false"/>
      <style:text-properties fo:font-size="10pt" fo:font-weight="bold" officeooo:rsid="0002c51f" officeooo:paragraph-rsid="0002c51f" style:font-size-asian="17.5pt" style:font-weight-asian="bold" style:font-size-complex="20pt" style:font-weight-complex="bold"/>
    </style:style>
    <style:style style:name="P28" style:family="paragraph" style:parent-style-name="Text_20_body">
      <style:text-properties officeooo:paragraph-rsid="0002c51f"/>
    </style:style>
    <style:style style:name="P29" style:family="paragraph" style:parent-style-name="Text_20_body">
      <style:paragraph-properties fo:margin-top="0cm" fo:margin-bottom="0cm" style:contextual-spacing="false"/>
      <style:text-properties officeooo:paragraph-rsid="0002c51f"/>
    </style:style>
    <style:style style:name="P30" style:family="paragraph" style:parent-style-name="Text_20_body">
      <style:text-properties officeooo:paragraph-rsid="00044efd"/>
    </style:style>
    <style:style style:name="P31" style:family="paragraph" style:parent-style-name="Text_20_body">
      <style:text-properties officeooo:paragraph-rsid="0004e188"/>
    </style:style>
    <style:style style:name="P32" style:family="paragraph" style:parent-style-name="Text_20_body">
      <style:paragraph-properties fo:text-align="center" style:justify-single-word="false"/>
      <style:text-properties officeooo:paragraph-rsid="0002c51f"/>
    </style:style>
    <style:style style:name="P33" style:family="paragraph" style:parent-style-name="Text_20_body">
      <style:text-properties officeooo:paragraph-rsid="00055997"/>
    </style:style>
    <style:style style:name="P34" style:family="paragraph" style:parent-style-name="Text_20_body">
      <style:text-properties fo:font-weight="bold" officeooo:rsid="000890fa" officeooo:paragraph-rsid="0002c51f" style:font-weight-asian="bold" style:font-weight-complex="bold"/>
    </style:style>
    <style:style style:name="P35" style:family="paragraph" style:parent-style-name="Text_20_body">
      <style:paragraph-properties fo:text-align="start" style:justify-single-word="false"/>
      <style:text-properties fo:font-weight="bold" officeooo:rsid="0017fd95" officeooo:paragraph-rsid="0002c51f" style:font-weight-asian="bold" style:font-weight-complex="bold"/>
    </style:style>
    <style:style style:name="P36" style:family="paragraph" style:parent-style-name="Text_20_body">
      <style:text-properties fo:font-weight="bold" officeooo:rsid="00044efd" officeooo:paragraph-rsid="00044efd" style:font-weight-asian="bold" style:font-weight-complex="bold"/>
    </style:style>
    <style:style style:name="P37" style:family="paragraph" style:parent-style-name="Text_20_body">
      <style:text-properties officeooo:paragraph-rsid="000661e3"/>
    </style:style>
    <style:style style:name="P38" style:family="paragraph" style:parent-style-name="Text_20_body">
      <style:paragraph-properties fo:margin-top="0cm" fo:margin-bottom="0cm" style:contextual-spacing="false"/>
      <style:text-properties officeooo:rsid="0004e188" officeooo:paragraph-rsid="0004e188"/>
    </style:style>
    <style:style style:name="P39" style:family="paragraph" style:parent-style-name="Text_20_body">
      <style:text-properties officeooo:rsid="000661e3" officeooo:paragraph-rsid="000661e3"/>
    </style:style>
    <style:style style:name="P40" style:family="paragraph" style:parent-style-name="Standard">
      <style:paragraph-properties fo:text-align="start" style:justify-single-word="false"/>
      <style:text-properties fo:font-size="12pt" fo:font-weight="bold" officeooo:rsid="0004e188" officeooo:paragraph-rsid="0004e188"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normal" officeooo:rsid="0004e188" officeooo:paragraph-rsid="0004e18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04e188" officeooo:paragraph-rsid="00055997"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055997" officeooo:paragraph-rsid="00055997"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055997" officeooo:paragraph-rsid="00073e9f"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2c51f" officeooo:paragraph-rsid="00055997"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2c51f" officeooo:paragraph-rsid="0004e18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4pt" fo:font-weight="bold" officeooo:rsid="0004e188" officeooo:paragraph-rsid="0004e188"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0pt" fo:font-weight="bold" officeooo:rsid="0002c51f" officeooo:paragraph-rsid="0007c424" style:font-size-asian="17.5pt" style:font-weight-asian="bold" style:font-size-complex="20pt" style:font-weight-complex="bold"/>
    </style:style>
    <style:style style:name="P49" style:family="paragraph" style:parent-style-name="Text_20_body" style:list-style-name="L1">
      <style:paragraph-properties fo:margin-top="0cm" fo:margin-bottom="0cm" style:contextual-spacing="false"/>
    </style:style>
    <style:style style:name="P50" style:family="paragraph" style:parent-style-name="Text_20_body" style:list-style-name="L1">
      <style:text-properties officeooo:paragraph-rsid="0002c51f"/>
    </style:style>
    <style:style style:name="P51" style:family="paragraph" style:parent-style-name="Text_20_body" style:list-style-name="L1">
      <style:paragraph-properties fo:margin-top="0cm" fo:margin-bottom="0cm" style:contextual-spacing="false"/>
      <style:text-properties officeooo:rsid="0002c51f" officeooo:paragraph-rsid="0002c51f"/>
    </style:style>
    <style:style style:name="P52" style:family="paragraph" style:parent-style-name="Text_20_body" style:list-style-name="L1">
      <style:paragraph-properties fo:text-align="start" style:justify-single-word="false"/>
      <style:text-properties officeooo:paragraph-rsid="0002c51f"/>
    </style:style>
    <style:style style:name="P53" style:family="paragraph" style:parent-style-name="Text_20_body" style:list-style-name="L2">
      <style:text-properties officeooo:paragraph-rsid="0002c51f"/>
    </style:style>
    <style:style style:name="P54" style:family="paragraph" style:parent-style-name="Text_20_body" style:list-style-name="L3"/>
    <style:style style:name="P55" style:family="paragraph" style:parent-style-name="Text_20_body" style:list-style-name="L3">
      <style:paragraph-properties fo:margin-top="0cm" fo:margin-bottom="0cm" style:contextual-spacing="false"/>
    </style:style>
    <style:style style:name="P56" style:family="paragraph" style:parent-style-name="Text_20_body" style:list-style-name="L3">
      <style:text-properties officeooo:paragraph-rsid="00055997"/>
    </style:style>
    <style:style style:name="P57" style:family="paragraph" style:parent-style-name="Text_20_body" style:list-style-name="L4"/>
    <style:style style:name="P58" style:family="paragraph" style:parent-style-name="Text_20_body" style:list-style-name="L4">
      <style:paragraph-properties fo:margin-top="0cm" fo:margin-bottom="0cm" style:contextual-spacing="false"/>
    </style:style>
    <style:style style:name="P59" style:family="paragraph" style:parent-style-name="Text_20_body" style:list-style-name="L5">
      <style:text-properties officeooo:paragraph-rsid="00055997"/>
    </style:style>
    <style:style style:name="P60" style:family="paragraph" style:parent-style-name="Text_20_body" style:list-style-name="L6"/>
    <style:style style:name="P61" style:family="paragraph" style:parent-style-name="Text_20_body" style:list-style-name="L7">
      <style:paragraph-properties fo:margin-top="0cm" fo:margin-bottom="0cm" style:contextual-spacing="false"/>
    </style:style>
    <style:style style:name="P62" style:family="paragraph" style:parent-style-name="Text_20_body" style:list-style-name="L7">
      <style:text-properties officeooo:paragraph-rsid="00055997"/>
    </style:style>
    <style:style style:name="P63" style:family="paragraph" style:parent-style-name="Text_20_body" style:list-style-name="L3">
      <style:paragraph-properties fo:margin-top="0cm" fo:margin-bottom="0cm" style:contextual-spacing="false"/>
      <style:text-properties fo:font-weight="bold" officeooo:rsid="0004e188" officeooo:paragraph-rsid="0004e188" style:font-weight-asian="bold" style:font-weight-complex="bold"/>
    </style:style>
    <style:style style:name="P64" style:family="paragraph" style:parent-style-name="Text_20_body" style:list-style-name="L9">
      <style:paragraph-properties fo:margin-top="0cm" fo:margin-bottom="0cm" style:contextual-spacing="false"/>
      <style:text-properties fo:font-weight="bold" officeooo:rsid="00044efd" officeooo:paragraph-rsid="00044efd" style:font-weight-asian="bold" style:font-weight-complex="bold"/>
    </style:style>
    <style:style style:name="P65" style:family="paragraph" style:parent-style-name="Text_20_body">
      <style:text-properties fo:font-weight="bold" officeooo:rsid="000890fa" officeooo:paragraph-rsid="0002c51f" style:font-weight-asian="bold" style:font-weight-complex="bold"/>
    </style:style>
    <style:style style:name="P66" style:family="paragraph" style:parent-style-name="Text_20_body" style:list-style-name="L8">
      <style:text-properties officeooo:paragraph-rsid="0002c51f"/>
    </style:style>
    <style:style style:name="P67" style:family="paragraph" style:parent-style-name="Text_20_body" style:list-style-name="L9"/>
    <style:style style:name="P68" style:family="paragraph" style:parent-style-name="Text_20_body" style:list-style-name="L9">
      <style:paragraph-properties fo:margin-top="0cm" fo:margin-bottom="0cm" style:contextual-spacing="false"/>
      <style:text-properties officeooo:paragraph-rsid="0004e188"/>
    </style:style>
    <style:style style:name="P69" style:family="paragraph" style:parent-style-name="Text_20_body" style:list-style-name="L9">
      <style:paragraph-properties fo:margin-top="0cm" fo:margin-bottom="0cm" style:contextual-spacing="false"/>
      <style:text-properties officeooo:paragraph-rsid="00044efd"/>
    </style:style>
    <style:style style:name="P70" style:family="paragraph" style:parent-style-name="Text_20_body" style:list-style-name="L10"/>
    <style:style style:name="P71" style:family="paragraph" style:parent-style-name="Text_20_body" style:list-style-name="L10">
      <style:paragraph-properties fo:margin-top="0cm" fo:margin-bottom="0cm" style:contextual-spacing="false"/>
    </style:style>
    <style:style style:name="P72" style:family="paragraph" style:parent-style-name="Text_20_body" style:list-style-name="L10">
      <style:text-properties officeooo:paragraph-rsid="00044efd"/>
    </style:style>
    <style:style style:name="P73" style:family="paragraph" style:parent-style-name="Text_20_body" style:list-style-name="L10">
      <style:text-properties officeooo:paragraph-rsid="00073e9f"/>
    </style:style>
    <style:style style:name="P74" style:family="paragraph" style:parent-style-name="Text_20_body" style:list-style-name="L9">
      <style:text-properties officeooo:rsid="00073e9f" officeooo:paragraph-rsid="00073e9f"/>
    </style:style>
    <style:style style:name="P75" style:family="paragraph" style:parent-style-name="Text_20_body" style:list-style-name="L38">
      <style:text-properties officeooo:rsid="00073e9f" officeooo:paragraph-rsid="00073e9f"/>
    </style:style>
    <style:style style:name="P76" style:family="paragraph" style:parent-style-name="Text_20_body" style:list-style-name="L11">
      <style:text-properties officeooo:paragraph-rsid="00044efd"/>
    </style:style>
    <style:style style:name="P77" style:family="paragraph" style:parent-style-name="Text_20_body" style:list-style-name="L12"/>
    <style:style style:name="P78" style:family="paragraph" style:parent-style-name="Text_20_body" style:list-style-name="L12">
      <style:paragraph-properties fo:margin-top="0cm" fo:margin-bottom="0cm" style:contextual-spacing="false"/>
      <style:text-properties officeooo:paragraph-rsid="0002c51f"/>
    </style:style>
    <style:style style:name="P79" style:family="paragraph" style:parent-style-name="Text_20_body" style:list-style-name="L13"/>
    <style:style style:name="P80" style:family="paragraph" style:parent-style-name="Text_20_body" style:list-style-name="L13">
      <style:paragraph-properties fo:margin-top="0cm" fo:margin-bottom="0cm" style:contextual-spacing="false"/>
    </style:style>
    <style:style style:name="P81" style:family="paragraph" style:parent-style-name="Text_20_body" style:list-style-name="L14"/>
    <style:style style:name="P82" style:family="paragraph" style:parent-style-name="Text_20_body" style:list-style-name="L14">
      <style:paragraph-properties fo:margin-top="0cm" fo:margin-bottom="0cm" style:contextual-spacing="false"/>
    </style:style>
    <style:style style:name="P83" style:family="paragraph" style:parent-style-name="Text_20_body" style:list-style-name="L15">
      <style:text-properties officeooo:paragraph-rsid="0004e188"/>
    </style:style>
    <style:style style:name="P84" style:family="paragraph" style:parent-style-name="Text_20_body" style:list-style-name="L16"/>
    <style:style style:name="P85" style:family="paragraph" style:parent-style-name="Text_20_body" style:list-style-name="L16">
      <style:paragraph-properties fo:margin-top="0cm" fo:margin-bottom="0cm" style:contextual-spacing="false"/>
    </style:style>
    <style:style style:name="P86" style:family="paragraph" style:parent-style-name="Text_20_body" style:list-style-name="L17">
      <style:paragraph-properties fo:margin-top="0cm" fo:margin-bottom="0cm" style:contextual-spacing="false"/>
    </style:style>
    <style:style style:name="P87" style:family="paragraph" style:parent-style-name="Text_20_body" style:list-style-name="L17">
      <style:text-properties officeooo:paragraph-rsid="00073e9f"/>
    </style:style>
    <style:style style:name="P88" style:family="paragraph" style:parent-style-name="Text_20_body" style:list-style-name="L17">
      <style:text-properties officeooo:rsid="00055997" officeooo:paragraph-rsid="00073e9f"/>
    </style:style>
    <style:style style:name="P89" style:family="paragraph" style:parent-style-name="Text_20_body" style:list-style-name="L17">
      <style:text-properties officeooo:rsid="00055997" officeooo:paragraph-rsid="00055997"/>
    </style:style>
    <style:style style:name="P90" style:family="paragraph" style:parent-style-name="Text_20_body" style:list-style-name="L23">
      <style:text-properties officeooo:rsid="00055997" officeooo:paragraph-rsid="00055997"/>
    </style:style>
    <style:style style:name="P91" style:family="paragraph" style:parent-style-name="Text_20_body" style:list-style-name="L30">
      <style:text-properties officeooo:rsid="00055997" officeooo:paragraph-rsid="00055997"/>
    </style:style>
    <style:style style:name="P92" style:family="paragraph" style:parent-style-name="Text_20_body" style:list-style-name="L18"/>
    <style:style style:name="P93" style:family="paragraph" style:parent-style-name="Text_20_body" style:list-style-name="L18">
      <style:paragraph-properties fo:margin-top="0cm" fo:margin-bottom="0cm" style:contextual-spacing="false"/>
    </style:style>
    <style:style style:name="P94" style:family="paragraph" style:parent-style-name="Text_20_body" style:list-style-name="L19">
      <style:text-properties officeooo:paragraph-rsid="0002c51f"/>
    </style:style>
    <style:style style:name="P95" style:family="paragraph" style:parent-style-name="Text_20_body" style:list-style-name="L20">
      <style:text-properties officeooo:paragraph-rsid="0002c51f"/>
    </style:style>
    <style:style style:name="P96" style:family="paragraph" style:parent-style-name="Text_20_body" style:list-style-name="L21">
      <style:paragraph-properties fo:margin-top="0cm" fo:margin-bottom="0cm" style:contextual-spacing="false"/>
      <style:text-properties officeooo:paragraph-rsid="0002c51f"/>
    </style:style>
    <style:style style:name="P97" style:family="paragraph" style:parent-style-name="Text_20_body" style:list-style-name="L22">
      <style:text-properties officeooo:paragraph-rsid="0002c51f"/>
    </style:style>
    <style:style style:name="P98" style:family="paragraph" style:parent-style-name="Text_20_body" style:list-style-name="L23">
      <style:paragraph-properties fo:margin-top="0cm" fo:margin-bottom="0cm" style:contextual-spacing="false"/>
      <style:text-properties officeooo:paragraph-rsid="0002c51f"/>
    </style:style>
    <style:style style:name="P99" style:family="paragraph" style:parent-style-name="Text_20_body" style:list-style-name="L23">
      <style:text-properties officeooo:paragraph-rsid="0002c51f"/>
    </style:style>
    <style:style style:name="P100" style:family="paragraph" style:parent-style-name="Text_20_body">
      <style:text-properties officeooo:rsid="0004e188" officeooo:paragraph-rsid="0004e188"/>
    </style:style>
    <style:style style:name="P101" style:family="paragraph" style:parent-style-name="Text_20_body" style:list-style-name="L24">
      <style:text-properties officeooo:paragraph-rsid="0002c51f"/>
    </style:style>
    <style:style style:name="P102" style:family="paragraph" style:parent-style-name="Text_20_body" style:list-style-name="L25">
      <style:paragraph-properties fo:margin-top="0cm" fo:margin-bottom="0cm" style:contextual-spacing="false"/>
      <style:text-properties officeooo:paragraph-rsid="0002c51f"/>
    </style:style>
    <style:style style:name="P103" style:family="paragraph" style:parent-style-name="Text_20_body" style:list-style-name="L25">
      <style:text-properties officeooo:paragraph-rsid="0002c51f"/>
    </style:style>
    <style:style style:name="P104" style:family="paragraph" style:parent-style-name="Text_20_body" style:list-style-name="L25">
      <style:text-properties officeooo:paragraph-rsid="000661e3"/>
    </style:style>
    <style:style style:name="P105" style:family="paragraph" style:parent-style-name="Text_20_body" style:list-style-name="L25">
      <style:text-properties officeooo:paragraph-rsid="00073e9f"/>
    </style:style>
    <style:style style:name="P106" style:family="paragraph" style:parent-style-name="Text_20_body" style:list-style-name="L25">
      <style:text-properties fo:font-weight="normal" officeooo:rsid="000890fa" officeooo:paragraph-rsid="0002c51f" style:font-weight-asian="normal" style:font-weight-complex="normal"/>
    </style:style>
    <style:style style:name="P107" style:family="paragraph" style:parent-style-name="Text_20_body" style:list-style-name="L25">
      <style:text-properties fo:font-weight="normal" officeooo:rsid="000890fa" officeooo:paragraph-rsid="00073e9f" style:font-weight-asian="normal" style:font-weight-complex="normal"/>
    </style:style>
    <style:style style:name="P108" style:family="paragraph" style:parent-style-name="Text_20_body" style:list-style-name="L25">
      <style:text-properties fo:font-weight="normal" officeooo:rsid="000890fa" officeooo:paragraph-rsid="000661e3" style:font-weight-asian="normal" style:font-weight-complex="normal"/>
    </style:style>
    <style:style style:name="P109" style:family="paragraph" style:parent-style-name="Text_20_body">
      <style:text-properties fo:font-weight="normal" officeooo:rsid="000890fa" officeooo:paragraph-rsid="0002c51f" style:font-weight-asian="normal" style:font-weight-complex="normal"/>
    </style:style>
    <style:style style:name="P110" style:family="paragraph" style:parent-style-name="Text_20_body" style:list-style-name="L26">
      <style:text-properties officeooo:paragraph-rsid="0002c51f"/>
    </style:style>
    <style:style style:name="P111" style:family="paragraph" style:parent-style-name="Text_20_body" style:list-style-name="L26">
      <style:text-properties officeooo:paragraph-rsid="0004e188"/>
    </style:style>
    <style:style style:name="P112" style:family="paragraph" style:parent-style-name="Text_20_body" style:list-style-name="L26">
      <style:text-properties officeooo:paragraph-rsid="00055997"/>
    </style:style>
    <style:style style:name="P113" style:family="paragraph" style:parent-style-name="Text_20_body" style:list-style-name="L27">
      <style:paragraph-properties fo:margin-top="0cm" fo:margin-bottom="0cm" style:contextual-spacing="false"/>
      <style:text-properties officeooo:paragraph-rsid="0002c51f"/>
    </style:style>
    <style:style style:name="P114" style:family="paragraph" style:parent-style-name="Text_20_body" style:list-style-name="L27">
      <style:text-properties officeooo:paragraph-rsid="0002c51f"/>
    </style:style>
    <style:style style:name="P115" style:family="paragraph" style:parent-style-name="Text_20_body" style:list-style-name="L28">
      <style:paragraph-properties fo:margin-top="0cm" fo:margin-bottom="0cm" style:contextual-spacing="false"/>
      <style:text-properties officeooo:paragraph-rsid="0002c51f"/>
    </style:style>
    <style:style style:name="P116" style:family="paragraph" style:parent-style-name="Text_20_body" style:list-style-name="L28">
      <style:text-properties officeooo:paragraph-rsid="0002c51f"/>
    </style:style>
    <style:style style:name="P117" style:family="paragraph" style:parent-style-name="Text_20_body" style:list-style-name="L29">
      <style:paragraph-properties fo:margin-top="0cm" fo:margin-bottom="0cm" style:contextual-spacing="false"/>
      <style:text-properties officeooo:paragraph-rsid="0002c51f"/>
    </style:style>
    <style:style style:name="P118" style:family="paragraph" style:parent-style-name="Text_20_body" style:list-style-name="L29">
      <style:text-properties officeooo:paragraph-rsid="0002c51f"/>
    </style:style>
    <style:style style:name="P119" style:family="paragraph" style:parent-style-name="Text_20_body" style:list-style-name="L30">
      <style:paragraph-properties fo:margin-top="0cm" fo:margin-bottom="0cm" style:contextual-spacing="false"/>
      <style:text-properties officeooo:paragraph-rsid="0002c51f"/>
    </style:style>
    <style:style style:name="P120" style:family="paragraph" style:parent-style-name="Text_20_body" style:list-style-name="L30">
      <style:text-properties officeooo:paragraph-rsid="0002c51f"/>
    </style:style>
    <style:style style:name="P121" style:family="paragraph" style:parent-style-name="Text_20_body" style:list-style-name="L31">
      <style:paragraph-properties fo:margin-top="0cm" fo:margin-bottom="0cm" style:contextual-spacing="false"/>
      <style:text-properties officeooo:paragraph-rsid="0002c51f"/>
    </style:style>
    <style:style style:name="P122" style:family="paragraph" style:parent-style-name="Text_20_body" style:list-style-name="L31">
      <style:text-properties officeooo:paragraph-rsid="00073e9f"/>
    </style:style>
    <style:style style:name="P123" style:family="paragraph" style:parent-style-name="Text_20_body" style:list-style-name="L32">
      <style:paragraph-properties fo:margin-top="0cm" fo:margin-bottom="0cm" style:contextual-spacing="false"/>
      <style:text-properties officeooo:paragraph-rsid="0002c51f"/>
    </style:style>
    <style:style style:name="P124" style:family="paragraph" style:parent-style-name="Text_20_body" style:list-style-name="L32">
      <style:text-properties officeooo:paragraph-rsid="0002c51f"/>
    </style:style>
    <style:style style:name="P125" style:family="paragraph" style:parent-style-name="Text_20_body" style:list-style-name="L33">
      <style:paragraph-properties fo:margin-top="0cm" fo:margin-bottom="0cm" style:contextual-spacing="false"/>
      <style:text-properties officeooo:paragraph-rsid="0002c51f"/>
    </style:style>
    <style:style style:name="P126" style:family="paragraph" style:parent-style-name="Text_20_body" style:list-style-name="L33">
      <style:text-properties officeooo:paragraph-rsid="0004e188"/>
    </style:style>
    <style:style style:name="P127" style:family="paragraph" style:parent-style-name="Text_20_body" style:list-style-name="L34">
      <style:paragraph-properties fo:margin-top="0cm" fo:margin-bottom="0cm" style:contextual-spacing="false"/>
      <style:text-properties officeooo:paragraph-rsid="0002c51f"/>
    </style:style>
    <style:style style:name="P128" style:family="paragraph" style:parent-style-name="Text_20_body" style:list-style-name="L34">
      <style:text-properties officeooo:paragraph-rsid="0002c51f"/>
    </style:style>
    <style:style style:name="P129" style:family="paragraph" style:parent-style-name="Text_20_body" style:list-style-name="L35">
      <style:paragraph-properties fo:margin-top="0cm" fo:margin-bottom="0cm" style:contextual-spacing="false"/>
      <style:text-properties officeooo:paragraph-rsid="0002c51f"/>
    </style:style>
    <style:style style:name="P130" style:family="paragraph" style:parent-style-name="Text_20_body" style:list-style-name="L35">
      <style:text-properties officeooo:paragraph-rsid="0002c51f"/>
    </style:style>
    <style:style style:name="P131" style:family="paragraph" style:parent-style-name="Text_20_body" style:list-style-name="L36">
      <style:paragraph-properties fo:margin-top="0cm" fo:margin-bottom="0cm" style:contextual-spacing="false"/>
      <style:text-properties officeooo:paragraph-rsid="0002c51f"/>
    </style:style>
    <style:style style:name="P132" style:family="paragraph" style:parent-style-name="Text_20_body" style:list-style-name="L36">
      <style:text-properties officeooo:paragraph-rsid="0002c51f"/>
    </style:style>
    <style:style style:name="P133" style:family="paragraph" style:parent-style-name="Text_20_body" style:list-style-name="L37">
      <style:paragraph-properties fo:margin-top="0cm" fo:margin-bottom="0cm" style:contextual-spacing="false"/>
      <style:text-properties officeooo:paragraph-rsid="0002c51f"/>
    </style:style>
    <style:style style:name="P134" style:family="paragraph" style:parent-style-name="Text_20_body" style:list-style-name="L37">
      <style:text-properties officeooo:paragraph-rsid="0002c51f"/>
    </style:style>
    <style:style style:name="P135" style:family="paragraph" style:parent-style-name="Text_20_body" style:list-style-name="L38">
      <style:paragraph-properties fo:margin-top="0cm" fo:margin-bottom="0cm" style:contextual-spacing="false"/>
      <style:text-properties officeooo:paragraph-rsid="0002c51f"/>
    </style:style>
    <style:style style:name="P136" style:family="paragraph" style:parent-style-name="Text_20_body" style:list-style-name="L38">
      <style:text-properties officeooo:paragraph-rsid="0002c51f"/>
    </style:style>
    <style:style style:name="P137" style:family="paragraph" style:parent-style-name="Text_20_body" style:list-style-name="L39">
      <style:paragraph-properties fo:margin-top="0cm" fo:margin-bottom="0cm" style:contextual-spacing="false"/>
      <style:text-properties officeooo:paragraph-rsid="0002c51f"/>
    </style:style>
    <style:style style:name="P138" style:family="paragraph" style:parent-style-name="Text_20_body" style:list-style-name="L39">
      <style:text-properties officeooo:paragraph-rsid="0002c51f"/>
    </style:style>
    <style:style style:name="P139" style:family="paragraph" style:parent-style-name="Text_20_body" style:list-style-name="L40">
      <style:paragraph-properties fo:margin-top="0cm" fo:margin-bottom="0cm" style:contextual-spacing="false"/>
      <style:text-properties officeooo:paragraph-rsid="0002c51f"/>
    </style:style>
    <style:style style:name="P140" style:family="paragraph" style:parent-style-name="Text_20_body" style:list-style-name="L40">
      <style:text-properties officeooo:paragraph-rsid="0002c51f"/>
    </style:style>
    <style:style style:name="T1" style:family="text">
      <style:text-properties officeooo:rsid="0002c51f"/>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4e188" style:font-size-asian="12pt" style:font-weight-asian="normal" style:font-size-complex="12pt" style:font-weight-complex="normal"/>
    </style:style>
    <style:style style:name="T5" style:family="text">
      <style:text-properties fo:font-size="12pt" fo:font-weight="normal" officeooo:rsid="0002c51f" style:font-size-asian="12pt" style:font-weight-asian="normal" style:font-size-complex="12pt" style:font-weight-complex="normal"/>
    </style:style>
    <style:style style:name="T6" style:family="text">
      <style:text-properties fo:font-size="12pt" fo:font-weight="normal" officeooo:rsid="00073e9f" style:font-size-asian="12pt" style:font-weight-asian="normal" style:font-size-complex="12pt" style:font-weight-complex="normal"/>
    </style:style>
    <style:style style:name="T7" style:family="text">
      <style:text-properties fo:font-size="12pt" fo:font-weight="bold" officeooo:rsid="0007c424" style:font-size-asian="10.5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font-weight="normal" officeooo:rsid="0002c51f" style:font-weight-asian="normal" style:font-weight-complex="normal"/>
    </style:style>
    <style:style style:name="T10" style:family="text">
      <style:text-properties fo:font-weight="normal" officeooo:rsid="0007bad6" style:font-weight-asian="normal" style:font-weight-complex="normal"/>
    </style:style>
    <style:style style:name="T11" style:family="text">
      <style:text-properties fo:font-weight="normal" officeooo:rsid="000890fa" style:font-weight-asian="normal" style:font-weight-complex="normal"/>
    </style:style>
    <style:style style:name="T12" style:family="text">
      <style:text-properties fo:font-weight="normal" officeooo:rsid="00044efd" style:font-weight-asian="normal" style:font-weight-complex="normal"/>
    </style:style>
    <style:style style:name="T13" style:family="text">
      <style:text-properties fo:font-weight="normal" officeooo:rsid="0004e188" style:font-weight-asian="normal" style:font-weight-complex="normal"/>
    </style:style>
    <style:style style:name="T14" style:family="text">
      <style:text-properties fo:font-weight="normal" officeooo:rsid="00055997" style:font-weight-asian="normal" style:font-weight-complex="normal"/>
    </style:style>
    <style:style style:name="T15" style:family="text">
      <style:text-properties fo:font-weight="normal" officeooo:rsid="000661e3" style:font-weight-asian="normal" style:font-weight-complex="normal"/>
    </style:style>
    <style:style style:name="T16" style:family="text">
      <style:text-properties officeooo:rsid="000a78db"/>
    </style:style>
    <style:style style:name="T17" style:family="text">
      <style:text-properties officeooo:rsid="0007bad6"/>
    </style:style>
    <style:style style:name="T18" style:family="text">
      <style:text-properties officeooo:rsid="000890fa"/>
    </style:style>
    <style:style style:name="T19" style:family="text">
      <style:text-properties fo:font-weight="bold" style:font-weight-asian="bold" style:font-weight-complex="bold"/>
    </style:style>
    <style:style style:name="T20" style:family="text">
      <style:text-properties fo:font-weight="bold" officeooo:rsid="000890fa" style:font-weight-asian="bold" style:font-weight-complex="bold"/>
    </style:style>
    <style:style style:name="T21" style:family="text">
      <style:text-properties fo:font-weight="bold" officeooo:rsid="000a78db" style:font-weight-asian="bold" style:font-weight-complex="bold"/>
    </style:style>
    <style:style style:name="T22" style:family="text">
      <style:text-properties fo:font-weight="bold" officeooo:rsid="00044efd" style:font-weight-asian="bold" style:font-weight-complex="bold"/>
    </style:style>
    <style:style style:name="T23" style:family="text">
      <style:text-properties fo:font-weight="bold" officeooo:rsid="0004e188" style:font-weight-asian="bold" style:font-weight-complex="bold"/>
    </style:style>
    <style:style style:name="T24" style:family="text">
      <style:text-properties fo:font-weight="bold" officeooo:rsid="00055997" style:font-weight-asian="bold" style:font-weight-complex="bold"/>
    </style:style>
    <style:style style:name="T25" style:family="text">
      <style:text-properties officeooo:rsid="0017fd95"/>
    </style:style>
    <style:style style:name="T26" style:family="text">
      <style:text-properties officeooo:rsid="00044efd"/>
    </style:style>
    <style:style style:name="T27" style:family="text">
      <style:text-properties style:text-position="super 58%"/>
    </style:style>
    <style:style style:name="T28" style:family="text">
      <style:text-properties style:font-name="Liberation Serif"/>
    </style:style>
    <style:style style:name="T29" style:family="text">
      <style:text-properties officeooo:rsid="0004e188"/>
    </style:style>
    <style:style style:name="T30" style:family="text">
      <style:text-properties fo:font-size="14pt" fo:font-weight="bold" officeooo:rsid="0004e188" style:font-size-asian="14pt" style:font-weight-asian="bold" style:font-size-complex="14pt" style:font-weight-complex="bold"/>
    </style:style>
    <style:style style:name="T31" style:family="text">
      <style:text-properties officeooo:rsid="00055997"/>
    </style:style>
    <style:style style:name="T32" style:family="text">
      <style:text-properties officeooo:rsid="000661e3"/>
    </style:style>
    <style:style style:name="T33" style:family="text">
      <style:text-properties officeooo:rsid="00073e9f"/>
    </style:style>
    <style:style style:name="T34" style:family="text">
      <style:text-properties officeooo:rsid="000a2f7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51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cse-search-box" form:apply-filter="true" form:control-implementation="ooo:com.sun.star.form.component.Form" office:target-frame="" xlink:href="../../../../../en/sr/srb.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Incident Response Playbookv1.0</text:p>
      <text:p text:style-name="P18">Emera Corporation</text:p>
      <text:p text:style-name="P18">Malware Det<text:span text:style-name="T26">e</text:span>cti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Created For Light House Labs &amp;</text:p>
      <text:p text:style-name="P7">The Emera Corporation</text:p>
      <text:p text:style-name="P7">Written by Shawn Perreault</text:p>
      <text:p text:style-name="P7">Augest 3<text:span text:style-name="T27">rd</text:span>,2023</text:p>
      <text:p text:style-name="P7">Syndicate Security Solutions<text:span text:style-name="T28">©</text:span></text:p>
      <text:p text:style-name="P18"/>
      <text:p text:style-name="P18"><text:soft-page-break/></text:p>
      <text:p text:style-name="P18"/>
      <text:p text:style-name="P18"/>
      <text:p text:style-name="P18">Table of Contents</text:p>
      <text:p text:style-name="P19"/>
      <text:p text:style-name="P8">1. Introduction and scope_______________________________________________________1</text:p>
      <text:p text:style-name="P8"/>
      <text:p text:style-name="P8">2. Roles and Responsibilities_____________________________________________________1</text:p>
      <text:p text:style-name="P8"/>
      <text:p text:style-name="P8">3. Playbook Steps______________________________________________________________2</text:p>
      <text:p text:style-name="P8"/>
      <text:p text:style-name="P8">4. Emera Policies___________________________________________________________4-5-6</text:p>
      <text:p text:style-name="P8"/>
      <text:p text:style-name="P8">5. Incidents of Compromise______________________________________________________7</text:p>
      <text:p text:style-name="P8"/>
      <text:p text:style-name="P8">6. Incident Response Plan______________________________________________________8-9</text:p>
      <text:p text:style-name="P8"/>
      <text:p text:style-name="P8">7.Communication Tree_________________________________________________________10</text:p>
      <text:p text:style-name="P8"/>
      <text:p text:style-name="P8">8.Citations____________________________________________________________________11</text:p>
      <text:p text:style-name="P18"/>
      <text:p text:style-name="P18"/>
      <text:p text:style-name="P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text:span text:style-name="Strong_20_Emphasis"><text:span text:style-name="T2"><text:tab/>1. Introduction and Scope:</text:span></text:span></text:p>
      <text:list text:style-name="L1">
        <text:list-item>
          <text:list>
            <text:list-item>
              <text:p text:style-name="P51">The purpose of this playbook is to highlight the guide lines, procedures and practical applications in the event of a malware attack.</text:p>
            </text:list-item>
            <text:list-item>
              <text:p text:style-name="P49"><text:span text:style-name="T1">This play book s</text:span>pecif<text:span text:style-name="T1">ically </text:span>cover<text:span text:style-name="T1">s</text:span> malware infections <text:span text:style-name="T1">in the Emera Corporation network, information systems and vast corporate infrastructure.</text:span></text:p>
            </text:list-item>
            <text:list-item>
              <text:p text:style-name="P50"><text:span text:style-name="T1">The key goals of this playbook are to instruct the CSIRT Team to how operate in the event of an attack or security breach</text:span>, minimizing impact, restoring services, preventing future incidents <text:span text:style-name="T1">and maintain business continuity.</text:span></text:p>
            </text:list-item>
          </text:list>
          <text:p text:style-name="P52"><text:span text:style-name="Strong_20_Emphasis"><text:span text:style-name="T1">2.</text:span></text:span><text:span text:style-name="Strong_20_Emphasis"> Roles and Responsibilities </text:span><text:span text:style-name="Strong_20_Emphasis"><text:span text:style-name="T1">CSIRT</text:span></text:span><text:span text:style-name="Strong_20_Emphasis">:</text:span></text:p>
        </text:list-item>
      </text:list>
      <text:p text:style-name="P28"><text:span text:style-name="Strong_20_Emphasis"><text:tab/>Incident Manager / Team Lead:</text:span></text:p>
      <text:list text:style-name="L2">
        <text:list-item>
          <text:p text:style-name="P53">Oversee the entire incident response process <text:span text:style-name="T1">and m</text:span>ake decisions regarding incident prioritization, resource allocation, and communication.</text:p>
        </text:list-item>
      </text:list>
      <text:list xml:id="list2624694514" text:style-name="L3">
        <text:list-item>
          <text:list>
            <text:list-item>
              <text:p text:style-name="P55">Ensure timely and effective coordination among team members and stakeholders.</text:p>
            </text:list-item>
          </text:list>
        </text:list-item>
      </text:list>
      <text:list text:style-name="L4">
        <text:list-item>
          <text:list>
            <text:list-item>
              <text:p text:style-name="P58">Act as the main point of contact for executive management and external partners.</text:p>
            </text:list-item>
          </text:list>
          <text:p text:style-name="P57"><text:span text:style-name="Strong_20_Emphasis"><text:span text:style-name="T23">Security </text:span></text:span><text:span text:style-name="Strong_20_Emphasis"><text:span text:style-name="T24">Operations A</text:span></text:span><text:span text:style-name="Strong_20_Emphasis"><text:span text:style-name="T23">naly</text:span></text:span><text:span text:style-name="Strong_20_Emphasis"><text:span text:style-name="T24">st:</text:span></text:span></text:p>
        </text:list-item>
      </text:list>
      <text:list text:style-name="L5">
        <text:list-item>
          <text:p text:style-name="P59"><text:span text:style-name="Strong_20_Emphasis"><text:span text:style-name="T14">C</text:span></text:span><text:span text:style-name="Strong_20_Emphasis"><text:span text:style-name="T8">ontinuously monitor network traffic, system logs, and security alerts to detect potential security threats and vulnerabilities. </text:span></text:span></text:p>
        </text:list-item>
        <text:list-item>
          <text:p text:style-name="P59"><text:span text:style-name="Strong_20_Emphasis"><text:span text:style-name="T14">A</text:span></text:span><text:span text:style-name="Strong_20_Emphasis"><text:span text:style-name="T8">ssess and prioritize vulnerabilities within an organization's infrastructure. </text:span></text:span></text:p>
        </text:list-item>
        <text:list-item>
          <text:p text:style-name="P59"><text:span text:style-name="Strong_20_Emphasis"><text:span text:style-name="T8">Analysts stay updated on the latest threat landscape by analyzing threat intelligence feeds and reports. </text:span></text:span><text:span text:style-name="Strong_20_Emphasis"><text:span text:style-name="T14">Investigating new tools and method that may help the team environment as a whole.</text:span></text:span></text:p>
        </text:list-item>
      </text:list>
      <text:list text:style-name="L6">
        <text:list-header>
          <text:p text:style-name="P60"><text:span text:style-name="Strong_20_Emphasis">Incident Responder:</text:span><text:span text:style-name="T24"/></text:p>
        </text:list-header>
      </text:list>
      <text:list xml:id="list220058182195363" text:continue-list="list2624694514" text:style-name="L3">
        <text:list-item>
          <text:list>
            <text:list-item>
              <text:p text:style-name="P55">Investigate and analyze security incidents to determine their scope, impact, and root cause.</text:p>
            </text:list-item>
            <text:list-item>
              <text:p text:style-name="P55">Collect and preserve evidence for potential legal or regulatory actions.</text:p>
            </text:list-item>
            <text:list-item>
              <text:p text:style-name="P55">Coordinate with technical experts to contain and mitigate the incident.</text:p>
            </text:list-item>
          </text:list>
          <text:p text:style-name="P54"><text:span text:style-name="Strong_20_Emphasis">Forensics Analyst:</text:span></text:p>
          <text:list text:continue-numbering="true">
            <text:list-item>
              <text:p text:style-name="P55">Conduct forensic analysis of compromised systems <text:span text:style-name="T1">and</text:span> networks.</text:p>
            </text:list-item>
            <text:list-item>
              <text:p text:style-name="P55">Identify and document the timeline of events leading up to and during the incident.</text:p>
            </text:list-item>
            <text:list-item>
              <text:p text:style-name="P55">Recover and analyze data from memory dumps, logs, and other sources to uncover the attack's methods.</text:p>
            </text:list-item>
          </text:list>
          <text:p text:style-name="P54"><text:span text:style-name="Strong_20_Emphasis">Malware Analyst:</text:span></text:p>
          <text:list text:continue-numbering="true">
            <text:list-item>
              <text:p text:style-name="P55">Analyze malicious software to understand its behavio<text:span text:style-name="T1">u</text:span>r, abilities, and potential impact.</text:p>
            </text:list-item>
          </text:list>
        </text:list-item>
      </text:list>
      <text:list text:style-name="L7">
        <text:list-item>
          <text:list>
            <text:list-item>
              <text:p text:style-name="P61"><text:span text:style-name="T1">Interpret and understand the </text:span>indicators of compromise to detect and prevent further malware infections.</text:p>
              <text:list>
                <text:list-item>
                  <text:list>
                    <text:list-item>
                      <text:list>
                        <text:list-item>
                          <text:list>
                            <text:list-item>
                              <text:list>
                                <text:list-item>
                                  <text:list>
                                    <text:list-item>
                                      <text:list>
                                        <text:list-item>
                                          <text:list>
                                            <text:list-header>
                                              <text:p text:style-name="P62"><text:span text:style-name="Strong_20_Emphasis"><text:span text:style-name="T31"><text:s text:c="40"/>Pg.1</text:span></text:span></text:p>
                                            </text:list-header>
                                          </text:list>
                                        </text:list-item>
                                      </text:list>
                                    </text:list-item>
                                  </text:list>
                                </text:list-item>
                              </text:list>
                            </text:list-item>
                          </text:list>
                        </text:list-item>
                      </text:list>
                    </text:list-item>
                  </text:list>
                </text:list-item>
              </text:list>
            </text:list-item>
          </text:list>
        </text:list-item>
      </text:list>
      <text:list text:continue-list="list220058182195363" text:style-name="L3">
        <text:list-header>
          <text:p text:style-name="P56"><text:soft-page-break/><text:span text:style-name="Strong_20_Emphasis"><text:span text:style-name="T31"><text:s text:c="146"/></text:span></text:span></text:p>
          <text:p text:style-name="P54"><text:span text:style-name="Strong_20_Emphasis">Network Analyst:</text:span></text:p>
          <text:list text:continue-numbering="true">
            <text:list-item>
              <text:p text:style-name="P55">Monitor network traffic and detect anomalous or suspicious activities.</text:p>
            </text:list-item>
            <text:list-item>
              <text:p text:style-name="P55">Analyze network logs, packet captures to identify the extent of a breach.</text:p>
            </text:list-item>
            <text:list-item>
              <text:p text:style-name="P55">Collaborate with other team members to isolate compromised systems and prevent <text:span text:style-name="T1">further infection. <text:s text:c="107"/></text:span></text:p>
            </text:list-item>
          </text:list>
          <text:p text:style-name="P54"><text:span text:style-name="Strong_20_Emphasis">Communication Liaison:</text:span></text:p>
          <text:list text:continue-numbering="true">
            <text:list-item>
              <text:p text:style-name="P55">Coordinate communication within the CSIRT team and with <text:span text:style-name="T1">internal and </text:span>external stakeholders.</text:p>
            </text:list-item>
            <text:list-item>
              <text:p text:style-name="P55"><text:span text:style-name="T1">Create reports and</text:span> notification updates to internal teams, executives, legal <text:span text:style-name="T1">department.</text:span></text:p>
              <text:p text:style-name="P63"/>
            </text:list-item>
          </text:list>
          <text:p text:style-name="P54"><text:span text:style-name="Strong_20_Emphasis">Legal and Compliance Advisor:</text:span></text:p>
          <text:list text:continue-numbering="true">
            <text:list-item>
              <text:p text:style-name="P55">Provide legal guidance and ensure compliance with relevant laws, regulations, and contractual obligations.</text:p>
            </text:list-item>
            <text:list-item>
              <text:p text:style-name="P55">Advise on data breach notification requirements and potential legal actions.</text:p>
            </text:list-item>
            <text:list-item>
              <text:p text:style-name="P55">Collaborate with external legal counsel and law enforcement agencies, if necessary.</text:p>
            </text:list-item>
          </text:list>
          <text:p text:style-name="P54"/>
          <text:p text:style-name="P54"><text:span text:style-name="Strong_20_Emphasis">External Partners, Law Enforcement, Third-Party Vendors:</text:span></text:p>
          <text:list text:continue-numbering="true">
            <text:list-item>
              <text:p text:style-name="P54">Coordinate with external parties such as law enforcement agencies, <text:span text:style-name="T31">vendors,</text:span> incident response contractors, and threat intelligence providers as necessary.</text:p>
            </text:list-item>
          </text:list>
        </text:list-header>
      </text:list>
      <text:p text:style-name="P36">3.Playbook Steps</text:p>
      <text:p text:style-name="Text_20_body"><text:span text:style-name="Strong_20_Emphasis"><text:span text:style-name="T26">1. </text:span></text:span><text:span text:style-name="Strong_20_Emphasis">Preparation and Planning:</text:span></text:p>
      <text:list text:style-name="L8">
        <text:list-item>
          <text:p text:style-name="P66"><text:span text:style-name="Strong_20_Emphasis"><text:span text:style-name="T9">The Information Security </text:span></text:span><text:span text:style-name="Strong_20_Emphasis"><text:span text:style-name="T14">T</text:span></text:span><text:span text:style-name="Strong_20_Emphasis"><text:span text:style-name="T9">eam should have configured and be constan</text:span></text:span><text:span text:style-name="Strong_20_Emphasis"><text:span text:style-name="T12">t</text:span></text:span><text:span text:style-name="Strong_20_Emphasis"><text:span text:style-name="T9">ly monitoring the network and critical systems using </text:span></text:span><text:span text:style-name="Strong_20_Emphasis"><text:span text:style-name="T13">Wire Shark, Snort, Wazuh and Crowd Strike Falcon.</text:span></text:span></text:p>
        </text:list-item>
      </text:list>
      <text:list xml:id="list2667696406" text:style-name="L9">
        <text:list-item>
          <text:p text:style-name="P68"><text:span text:style-name="T1">Tool Deployment: </text:span><text:span text:style-name="T29">IDS (SNORT)</text:span><text:span text:style-name="T1"> Wazuh (SIEM), Crowd strike </text:span><text:span text:style-name="T34">Falcon</text:span><text:span text:style-name="T1"> (Endpoint Detection), </text:span><text:span text:style-name="T29">Pfsense(</text:span><text:span text:style-name="T1">Fire wall</text:span><text:span text:style-name="T29">)</text:span><text:span text:style-name="T1">, Autopsy, EnCase, FTK Image or Volatility. (Forensic Analysis)</text:span></text:p>
          <text:p text:style-name="P64"/>
          <text:p text:style-name="P69"><text:span text:style-name="T22">C</text:span><text:span text:style-name="T19">ritical assets, systems, and data that require</text:span><text:span text:style-name="T23">s</text:span><text:span text:style-name="T19"> protection. <text:s text:c="6"/></text:span></text:p>
        </text:list-item>
      </text:list>
      <text:list text:style-name="L10">
        <text:list-item>
          <text:p text:style-name="P71">Energy management systems </text:p>
        </text:list-item>
        <text:list-item>
          <text:p text:style-name="P70">Communication networks</text:p>
        </text:list-item>
        <text:list-item>
          <text:p text:style-name="P72"><text:span text:style-name="Strong_20_Emphasis"><text:span text:style-name="T8">Emergency Response</text:span></text:span></text:p>
        </text:list-item>
        <text:list-item>
          <text:p text:style-name="P73"><text:span text:style-name="Strong_20_Emphasis"><text:span text:style-name="T8">Safety Systems <text:tab/><text:tab/><text:tab/><text:tab/><text:tab/><text:tab/><text:tab/><text:tab/></text:span></text:span></text:p>
        </text:list-item>
        <text:list-item>
          <text:p text:style-name="P73"><text:span text:style-name="Strong_20_Emphasis"><text:span text:style-name="T9">Back up power </text:span></text:span></text:p>
        </text:list-item>
      </text:list>
      <text:list text:continue-list="list2667696406" text:style-name="L9">
        <text:list-item>
          <text:p text:style-name="P67">Establish communication channels and contact information for internal and external stakeholders.</text:p>
          <text:list>
            <text:list-item>
              <text:list>
                <text:list-item>
                  <text:list>
                    <text:list-item>
                      <text:list>
                        <text:list-item>
                          <text:list>
                            <text:list-item>
                              <text:list>
                                <text:list-item>
                                  <text:list>
                                    <text:list-item>
                                      <text:list>
                                        <text:list-item>
                                          <text:list>
                                            <text:list-header>
                                              <text:p text:style-name="P74"><text:s text:c="40"/>Pg.2</text:p>
                                            </text:list-header>
                                          </text:list>
                                        </text:list-item>
                                      </text:list>
                                    </text:list-item>
                                  </text:list>
                                </text:list-item>
                              </text:list>
                            </text:list-item>
                          </text:list>
                        </text:list-item>
                      </text:list>
                    </text:list-item>
                  </text:list>
                </text:list-item>
              </text:list>
            </text:list-item>
          </text:list>
        </text:list-item>
      </text:list>
      <text:p text:style-name="P33"><text:soft-page-break/><text:span text:style-name="T31"><text:s text:c="2"/></text:span><text:span text:style-name="Strong_20_Emphasis"><text:span text:style-name="T26">2.</text:span></text:span><text:span text:style-name="Strong_20_Emphasis">Incident Identification and Categorization: </text:span></text:p>
      <text:list text:style-name="L11">
        <text:list-item>
          <text:p text:style-name="P76"><text:span text:style-name="T1">Upon detection of a Malware attack an</text:span> Intrusion Detection <text:span text:style-name="T1">System (SNORT)</text:span>, <text:span text:style-name="T1">shall be used</text:span> to detect and categorize potential incidents <text:span text:style-name="T26">and make recommendations on mitigation based on </text:span><text:span text:style-name="T31">the </text:span><text:span text:style-name="T26">malware family</text:span>.</text:p>
        </text:list-item>
      </text:list>
      <text:list text:style-name="L12">
        <text:list-item>
          <text:p text:style-name="P78">System Log Analysis <text:span text:style-name="T1">determines</text:span> incident detection and classification criteria based on observed behavio<text:span text:style-name="T1">u</text:span>rs, patterns, and severity levels. <text:s text:c="81"/></text:p>
        </text:list-item>
        <text:list-item>
          <text:p text:style-name="P77">Implement real-time alerting mechanisms to notify the incident response team.</text:p>
        </text:list-item>
      </text:list>
      <text:p text:style-name="Text_20_body"><text:span text:style-name="Strong_20_Emphasis"><text:s/></text:span><text:span text:style-name="Strong_20_Emphasis"><text:span text:style-name="T26">3. </text:span></text:span><text:span text:style-name="Strong_20_Emphasis">Initial Response Actions:</text:span></text:p>
      <text:list text:style-name="L13">
        <text:list-item>
          <text:p text:style-name="P80">When an incident is detected, isolate affected systems from the network to prevent further spread.</text:p>
        </text:list-item>
        <text:list-item>
          <text:p text:style-name="P80">Gather initial information about the incident, such as affected hosts, <text:span text:style-name="T1">systems,</text:span> potential vectors, and observed behavio<text:span text:style-name="T1">u</text:span>rs.</text:p>
        </text:list-item>
        <text:list-item>
          <text:p text:style-name="P79">Use network analysis tools (Wire shark) and host-based analysis tools<text:span text:style-name="T1">(</text:span><text:span text:style-name="T29">Anti virus edr</text:span><text:span text:style-name="T26">Wazuh</text:span><text:span text:style-name="T1">)</text:span> to understand the scope of the incident.</text:p>
        </text:list-item>
      </text:list>
      <text:p text:style-name="Text_20_body"><text:span text:style-name="Strong_20_Emphasis"><text:s/></text:span><text:span text:style-name="Strong_20_Emphasis"><text:span text:style-name="T26">4. </text:span></text:span><text:span text:style-name="Strong_20_Emphasis">Communication and Reporting:</text:span></text:p>
      <text:list text:style-name="L14">
        <text:list-item>
          <text:p text:style-name="P82">Notify the appropriate stakeholders using predefined communication <text:span text:style-name="T1">protocols. Email, Phone etc.</text:span></text:p>
        </text:list-item>
        <text:list-item>
          <text:p text:style-name="P82"><text:span text:style-name="T1">Notify stakeholders using</text:span> <text:span text:style-name="T1">secure </text:span>communication channels <text:span text:style-name="T1">or encrypted messenger systems </text:span>for sharing sensitive information.</text:p>
        </text:list-item>
        <text:list-item>
          <text:p text:style-name="P81">Document all communication and actions taken during the incident response process.</text:p>
        </text:list-item>
      </text:list>
      <text:p text:style-name="P31"><text:span text:style-name="Strong_20_Emphasis"><text:span text:style-name="T26">5. </text:span></text:span><text:span text:style-name="Strong_20_Emphasis">Technical Mitigation and Recovery: </text:span></text:p>
      <text:list text:style-name="L15">
        <text:list-item>
          <text:p text:style-name="P83"><text:span text:style-name="Strong_20_Emphasis"><text:span text:style-name="T12">Use recommendations for mitigation</text:span></text:span><text:span text:style-name="Strong_20_Emphasis"><text:span text:style-name="T14">s</text:span></text:span><text:span text:style-name="Strong_20_Emphasis"><text:span text:style-name="T12"> provided by SNORT Malware identification to start mitigation process.</text:span></text:span></text:p>
        </text:list-item>
      </text:list>
      <text:list text:style-name="L16">
        <text:list-item>
          <text:p text:style-name="P85"><text:span text:style-name="T1">I</text:span>mplement technical measures to contain and mitigate the incident ( blocking IP addresses, isolating systems <text:span text:style-name="T1">etc.</text:span>)</text:p>
        </text:list-item>
        <text:list-item>
          <text:p text:style-name="P85">Conduct a thorough analysis of affected systems using <text:span text:style-name="T1">Binary Ninja or </text:span>Sysinternals Suite </text:p>
        </text:list-item>
        <text:list-item>
          <text:p text:style-name="P84">Restore affected systems and data from backups, ensuring that the backups are free from compromise.</text:p>
        </text:list-item>
      </text:list>
      <text:p text:style-name="Text_20_body"><text:span text:style-name="Strong_20_Emphasis"><text:s text:c="2"/></text:span><text:span text:style-name="Strong_20_Emphasis"><text:span text:style-name="T26">6. </text:span></text:span><text:span text:style-name="Strong_20_Emphasis">Forensic Analysis and Investigation:</text:span></text:p>
      <text:list text:style-name="L17">
        <text:list-item>
          <text:p text:style-name="P86">Create forensic images of compromised systems using tools like EnCase, FTK Image <text:span text:style-name="T1">or Volatility</text:span>.</text:p>
        </text:list-item>
        <text:list-item>
          <text:p text:style-name="P86">Analyze logs, memory dumps, to determine the root cause of the incident.</text:p>
        </text:list-item>
        <text:list-item>
          <text:p text:style-name="P87">Conduct malware analysis to understand the behavio<text:span text:style-name="T1">u</text:span>r and impact of malicious software</text:p>
        </text:list-item>
        <text:list-item>
          <text:p text:style-name="P88">Maintain the chain of custody when handling sensitive data.</text:p>
          <text:p text:style-name="P87"/>
          <text:p text:style-name="P89"><text:s text:c="147"/>Pg.3</text:p>
        </text:list-item>
      </text:list>
      <text:p text:style-name="Text_20_body"><text:soft-page-break/><text:span text:style-name="Strong_20_Emphasis"><text:s text:c="2"/></text:span><text:span text:style-name="Strong_20_Emphasis"><text:span text:style-name="T26">7.</text:span></text:span><text:span text:style-name="Strong_20_Emphasis"> Legal and Regulatory Considerations:</text:span></text:p>
      <text:list text:style-name="L18">
        <text:list-item>
          <text:p text:style-name="P93">Collaborate with legal counsel to ensure compliance with data breach notification laws and regulations.</text:p>
        </text:list-item>
        <text:list-item>
          <text:p text:style-name="P92">Preserve evidence in a forensically sound manner to support legal and regulatory requirements.</text:p>
        </text:list-item>
      </text:list>
      <text:p text:style-name="P28"><text:span text:style-name="Strong_20_Emphasis"><text:s text:c="3"/></text:span><text:span text:style-name="Strong_20_Emphasis"><text:span text:style-name="T26">8.</text:span></text:span><text:span text:style-name="Strong_20_Emphasis"> Lessons Learned and Post-Incident Activities:</text:span></text:p>
      <text:list text:style-name="L19">
        <text:list-item>
          <text:p text:style-name="P94">Conduct a post-incident debriefing session to review the incident response process. </text:p>
        </text:list-item>
        <text:list-item>
          <text:p text:style-name="P94">Document lessons learned, including what worked well and areas for improvement. </text:p>
        </text:list-item>
        <text:list-item>
          <text:p text:style-name="P94">Update the incident response playbook based on the findings and recommendations. </text:p>
        </text:list-item>
      </text:list>
      <text:p text:style-name="P32"><text:span text:style-name="Strong_20_Emphasis"/></text:p>
      <text:p text:style-name="P32"><text:span text:style-name="Strong_20_Emphasis"/></text:p>
      <text:p text:style-name="P24"><text:span text:style-name="Strong_20_Emphasis"><text:span text:style-name="T33">4. </text:span></text:span><text:span text:style-name="Strong_20_Emphasis"><text:span text:style-name="T31">Emera Corporation </text:span></text:span><text:span text:style-name="Strong_20_Emphasis"><text:span text:style-name="T16">Polic</text:span></text:span><text:span text:style-name="Strong_20_Emphasis"><text:span text:style-name="T31">ies</text:span></text:span></text:p>
      <text:p text:style-name="P30"><text:span text:style-name="Strong_20_Emphasis"><text:span text:style-name="T26">The intended purpose of these policies are to Safeguard Emera’s Network, Data and critical systems. These policies apply to the entire Emera Corporate Infrastructure.</text:span></text:span></text:p>
      <text:p text:style-name="P28"><text:span text:style-name="Strong_20_Emphasis"><text:span text:style-name="T17">Incident Response Policy:</text:span></text:span></text:p>
      <text:list text:style-name="L20">
        <text:list-item>
          <text:p text:style-name="P95"><text:span text:style-name="Strong_20_Emphasis"><text:span text:style-name="T8">Upon detection of an incident, the organization will activate its incident response team consist</text:span></text:span><text:span text:style-name="Strong_20_Emphasis"><text:span text:style-name="T10">ing</text:span></text:span><text:span text:style-name="Strong_20_Emphasis"><text:span text:style-name="T8"> </text:span></text:span><text:span text:style-name="Strong_20_Emphasis"><text:span text:style-name="T11">of </text:span></text:span><text:span text:style-name="Strong_20_Emphasis"><text:span text:style-name="T10">skilled professional</text:span></text:span><text:span text:style-name="Strong_20_Emphasis"><text:span text:style-name="T8"> personnel from IT, security, legal </text:span></text:span><text:span text:style-name="Strong_20_Emphasis"><text:span text:style-name="T10">department</text:span></text:span><text:span text:style-name="Strong_20_Emphasis"><text:span text:style-name="T8">, and management. </text:span></text:span></text:p>
        </text:list-item>
        <text:list-item>
          <text:p text:style-name="P95"><text:span text:style-name="Strong_20_Emphasis"><text:span text:style-name="T8">The team will assess the incident's scope, severity, and impact. </text:span></text:span></text:p>
        </text:list-item>
        <text:list-item>
          <text:p text:style-name="P95"><text:span text:style-name="Strong_20_Emphasis"><text:span text:style-name="T10">The team must do their best</text:span></text:span><text:span text:style-name="Strong_20_Emphasis"><text:span text:style-name="T8"> contain the incident to prevent further harm, eradicate the threat, recover affected systems, and restore normal operations. </text:span></text:span></text:p>
        </text:list-item>
        <text:list-item>
          <text:p text:style-name="P95"><text:span text:style-name="Strong_20_Emphasis"><text:span text:style-name="T10">T</text:span></text:span><text:span text:style-name="Strong_20_Emphasis"><text:span text:style-name="T8">he incident response team will collaborate to collect evidence, analyze the incident's root cause, and report findings to relevant stakeholders, regulatory authorities, and affected individuals as mandated by law. </text:span></text:span></text:p>
        </text:list-item>
        <text:list-item>
          <text:p text:style-name="P95"><text:span text:style-name="Strong_20_Emphasis"><text:span text:style-name="T10">The team must use industry best practices to mitigate the found vulnerabilities and utilize patch management strategies to ensure the integrity of the affected systems.</text:span></text:span></text:p>
        </text:list-item>
        <text:list-item>
          <text:p text:style-name="P95"><text:span text:style-name="Strong_20_Emphasis"><text:span text:style-name="T8">Lessons learned from each incident will </text:span></text:span><text:span text:style-name="Strong_20_Emphasis"><text:span text:style-name="T10">be reviewed and </text:span></text:span><text:span text:style-name="Strong_20_Emphasis"><text:span text:style-name="T8">updates to incident response procedures </text:span></text:span><text:span text:style-name="Strong_20_Emphasis"><text:span text:style-name="T10">will be considered if deemed necessary to </text:span></text:span><text:span text:style-name="Strong_20_Emphasis"><text:span text:style-name="T8">the organization's </text:span></text:span><text:span text:style-name="Strong_20_Emphasis"><text:span text:style-name="T10">security posture to mitigate </text:span></text:span><text:span text:style-name="Strong_20_Emphasis"><text:span text:style-name="T8">against future incidents.</text:span></text:span></text:p>
        </text:list-item>
      </text:list>
      <text:p text:style-name="P28"><text:span text:style-name="Strong_20_Emphasis"><text:span text:style-name="T8"/></text:span></text:p>
      <text:p text:style-name="P28"><text:span text:style-name="Strong_20_Emphasis"><text:span text:style-name="T8"/></text:span></text:p>
      <text:p text:style-name="P28"><text:span text:style-name="Strong_20_Emphasis">Data Protection Polic</text:span><text:span text:style-name="Strong_20_Emphasis"><text:span text:style-name="T17">y for</text:span></text:span><text:span text:style-name="Strong_20_Emphasis"> </text:span><text:span text:style-name="Strong_20_Emphasis"><text:span text:style-name="T17">Personal</text:span></text:span><text:span text:style-name="Strong_20_Emphasis"><text:span text:style-name="T18">ly Identifiable</text:span></text:span><text:span text:style-name="Strong_20_Emphasis"><text:span text:style-name="T17"> Information</text:span></text:span><text:span text:style-name="Strong_20_Emphasis">:</text:span></text:p>
      <text:list text:style-name="L21">
        <text:list-item>
          <text:p text:style-name="P96">Implement <text:span text:style-name="T17">strict access to relevant parties </text:span><text:span text:style-name="T18">using the le</text:span><text:span text:style-name="T26">a</text:span><text:span text:style-name="T18">s</text:span><text:span text:style-name="T26">t</text:span><text:span text:style-name="T18"> privilege access control </text:span>for capturing and handling user information, ensuring that all data capture<text:span text:style-name="T17">d</text:span> complies with relevant privacy and data protection regulations. <text:s text:c="95"/><text:span text:style-name="T31">Pg.4</text:span></text:p>
          <text:p text:style-name="P96"><text:soft-page-break/></text:p>
        </text:list-item>
        <text:list-item>
          <text:p text:style-name="P96"><text:span text:style-name="T17">Use</text:span> strict controls on who can access, process, and share such information <text:span text:style-name="T17">and include access and control of sensitive information by authorized personnel.</text:span></text:p>
          <text:p text:style-name="P96"/>
        </text:list-item>
        <text:list-item>
          <text:p text:style-name="P96"><text:span text:style-name="T17">E</text:span>nsur<text:span text:style-name="T17">e</text:span> Encryption and Crypt<text:span text:style-name="T18">o</text:span>graphic Controls are applied to protect its confidentiality and integrity.</text:p>
        </text:list-item>
        <text:list-item>
          <text:p text:style-name="P96">In the event of a PII breach, <text:span text:style-name="T17">affected parties must be notified</text:span> <text:span text:style-name="T17">of the level of impact</text:span> <text:span text:style-name="T17">according to</text:span> regulat<text:span text:style-name="T17">ions</text:span> as required by applicable laws. Records <text:span text:style-name="T17">m</text:span>anagement <text:span text:style-name="T17">systems shall adhere to</text:span> established <text:span text:style-name="T17">strict protocols</text:span> ensur<text:span text:style-name="T17">ing</text:span> proper tracking, retention, and disposal of PII records. </text:p>
        </text:list-item>
      </text:list>
      <text:p text:style-name="P29"><text:tab/></text:p>
      <text:p text:style-name="P29"/>
      <text:p text:style-name="P38"><text:s text:c="152"/></text:p>
      <text:p text:style-name="P29"/>
      <text:p text:style-name="P28"><text:span text:style-name="Strong_20_Emphasis">Data Retention and Destruction Policies:</text:span></text:p>
      <text:list text:style-name="L22">
        <text:list-item>
          <text:p text:style-name="P97"><text:span text:style-name="T17">To</text:span> Ensure that data retention <text:span text:style-name="T17">policy</text:span> compl<text:span text:style-name="T17">ies</text:span> with relevant legal and regulatory requirements.</text:p>
        </text:list-item>
        <text:list-item>
          <text:p text:style-name="P97"><text:span text:style-name="T17">Data must be classified according to importance and sensitivity to the organization. </text:span>This could include personal data, financial data, intellectual property, customer data <text:span text:style-name="T17">and vendor data etc.</text:span></text:p>
        </text:list-item>
        <text:list-item>
          <text:p text:style-name="P97">Data Access <text:span text:style-name="T17">is controlled by only allowing those </text:span>authorized personnel <text:span text:style-name="T17">within the security team, CSIRT to access, secure and encrypt but only C level </text:span>who can access, modify, or delete the data during the retention period. <text:s/></text:p>
        </text:list-item>
        <text:list-item>
          <text:p text:style-name="P97"><text:s/><text:span text:style-name="T17">The established</text:span> guidelines for the communication and dissemination of “sensitive information” marked as RED in the Traffic Light Protocol <text:span text:style-name="T17">shall be treated with least privileged access control for authorized personnel.</text:span></text:p>
        </text:list-item>
        <text:list-item>
          <text:p text:style-name="P97"><text:s/><text:span text:style-name="T17">D</text:span>estruction practices <text:span text:style-name="T17">Depending on the time frame predefined within the Service Level Agreement. Forensic teams to verify destruction and verify removal from all systems. </text:span>Secure data destruction methods should be employed to prevent unauthorized access <text:span text:style-name="T17">when data is no longer needed.</text:span> <text:span text:style-name="T17"><text:s/></text:span></text:p>
        </text:list-item>
      </text:list>
      <text:p text:style-name="P28"/>
      <text:p text:style-name="P28"/>
      <text:p text:style-name="P28"><text:span text:style-name="Strong_20_Emphasis">Log Retention Policies:</text:span></text:p>
      <text:list text:style-name="L23">
        <text:list-item>
          <text:p text:style-name="P98">Implement policies for log retention, specifying the types of logs to be collected, the retention periods, and the procedures for secure storage and access to logs.</text:p>
        </text:list-item>
        <text:list-item>
          <text:p text:style-name="P99">Ensure that logs related to incidents are preserved for forensic analysis and future investigations.</text:p>
        </text:list-item>
        <text:list-item>
          <text:p text:style-name="P99">When an incident is detected, relevant logs will be immediately identified and preserved. </text:p>
        </text:list-item>
      </text:list>
      <text:p text:style-name="P28"/>
      <text:list text:continue-numbering="true" text:style-name="L23">
        <text:list-header>
          <text:p text:style-name="P90"><text:s text:c="147"/>Pg.<text:span text:style-name="T32">5</text:span> <text:s text:c="211"/></text:p>
        </text:list-header>
        <text:list-item>
          <text:p text:style-name="P99"><text:soft-page-break/>Logs will be categorized based on their criticality, sensitivity and retained for the duration specified in the organization's data retention policy <text:span text:style-name="T18">and Service Level Agreement</text:span>. During an incident investigation, logs will be analyzed to ascertain the scope, impact, and root cause of the incident. </text:p>
        </text:list-item>
        <text:list-item>
          <text:p text:style-name="P99">Proper access controls and encryption will be applied to ensure the integrity and confidentiality of logs. </text:p>
        </text:list-item>
        <text:list-item>
          <text:p text:style-name="P99">Periodic reviews of log retention procedures will be conducted to ensure compliance with evolving regulations and to enhance the organization's ability to effectively respond to future incidents.</text:p>
        </text:list-item>
      </text:list>
      <text:p text:style-name="P100"><text:s text:c="152"/></text:p>
      <text:p text:style-name="P34">Disaster Recovery Policy:</text:p>
      <text:list text:style-name="L24">
        <text:list-item>
          <text:p text:style-name="P101">In the <text:span text:style-name="T18">event</text:span> of a<text:span text:style-name="T18">n attack</text:span>, the organization will promptly enact its predefined disaster recovery plan.</text:p>
        </text:list-item>
        <text:list-item>
          <text:p text:style-name="P101"><text:span text:style-name="T18">This plan</text:span> <text:span text:style-name="T18">must appoints the forensic team to </text:span>assess the extent of the damage, prioritizing critical systems and data for recovery, activating backup<text:span text:style-name="T18">s, </text:span>redundant systems, restoring data, services, and validating their functionality <text:span text:style-name="T18">and operational capabilities</text:span></text:p>
        </text:list-item>
        <text:list-item>
          <text:p text:style-name="P101">Throughout the process, close coordination among IT, operations, and management will be maintained to ensure efficient restoration of normal operations.</text:p>
        </text:list-item>
        <text:list-item>
          <text:p text:style-name="P101"><text:span text:style-name="T18">An in depth </text:span>review <text:span text:style-name="T18">must </text:span>be conducted to analyze the effectiveness, identify areas for improvement, and update the disaster recovery plan accordingly, enhancing the organization's <text:span text:style-name="T18">security posture </text:span>for future <text:span text:style-name="T18">situations.</text:span></text:p>
          <text:p text:style-name="P101"/>
        </text:list-item>
      </text:list>
      <text:p text:style-name="P28"><text:span text:style-name="Strong_20_Emphasis">Lessons Learned Polic</text:span><text:span text:style-name="Strong_20_Emphasis"><text:span text:style-name="T18">y</text:span></text:span><text:span text:style-name="Strong_20_Emphasis">:</text:span></text:p>
      <text:list text:style-name="L25">
        <text:list-item>
          <text:p text:style-name="P102"><text:s/>After each incident, conduct a debriefing or lessons learned meeting to evaluate the incident response process and identify areas for improvement.</text:p>
        </text:list-item>
        <text:list-item>
          <text:p text:style-name="P104"><text:s/>Document lessons learned from each incident and use them to improve incident response procedures, training, and prevention strategies.<text:tab/></text:p>
        </text:list-item>
      </text:list>
      <text:p text:style-name="P37"><text:span text:style-name="T20">Vulnerability Management Polic</text:span><text:span text:style-name="T21">y</text:span><text:span text:style-name="T20">: <text:s text:c="182"/></text:span></text:p>
      <text:list text:continue-numbering="true" text:style-name="L25">
        <text:list-item>
          <text:p text:style-name="P106">This Vulnerability Management Policy establishes a structured process for identifying, assessing, and mitigating vulnerabilities in the organization's information systems. <text:s text:c="18"/><text:tab/><text:tab/><text:tab/><text:tab/><text:tab/><text:tab/><text:tab/><text:tab/><text:tab/><text:tab/><text:tab/><text:tab/><text:tab/> <text:s text:c="2"/></text:p>
        </text:list-item>
        <text:list-item>
          <text:p text:style-name="P106">Regular vulnerability assessments will be conducted using automated tools and manual methods to identify potential weaknesses. </text:p>
        </text:list-item>
        <text:list-item>
          <text:p text:style-name="P107">Vulnerabilities will be prioritized based on their severity and potential impact. </text:p>
          <text:list>
            <text:list-item>
              <text:list>
                <text:list-item>
                  <text:list>
                    <text:list-item>
                      <text:list>
                        <text:list-item>
                          <text:list>
                            <text:list-item>
                              <text:list>
                                <text:list-item>
                                  <text:list>
                                    <text:list-item>
                                      <text:list>
                                        <text:list-item>
                                          <text:list>
                                            <text:list-header>
                                              <text:p text:style-name="P105"><text:span text:style-name="T11"><text:s text:c="40"/></text:span><text:span text:style-name="T14">Pg.</text:span><text:span text:style-name="T15">6</text:span><text:span text:style-name="T11"> <text:s text:c="3"/></text:span></text:p>
                                            </text:list-header>
                                          </text:list>
                                        </text:list-item>
                                      </text:list>
                                    </text:list-item>
                                  </text:list>
                                </text:list-item>
                              </text:list>
                            </text:list-item>
                          </text:list>
                        </text:list-item>
                      </text:list>
                    </text:list-item>
                  </text:list>
                </text:list-item>
              </text:list>
            </text:list-item>
          </text:list>
        </text:list-item>
        <text:list-item>
          <text:p text:style-name="P103"><text:soft-page-break/><text:span text:style-name="T11">Remediation plans will be developed and implemented, including patch management, configuration changes, and mitigation strategies. </text:span></text:p>
        </text:list-item>
        <text:list-item>
          <text:p text:style-name="P108">Post-remediation verification will ensure that vulnerabilities have been successfully addressed. Lessons learned from each assessment will inform continuous improvement of the vulnerability management program, enhancing the organization's ability to proactively address potential security risks and protect the organization from future incidents offering a security in depth approach.</text:p>
        </text:list-item>
      </text:list>
      <text:p text:style-name="P109"/>
      <text:p text:style-name="P109"/>
      <text:p text:style-name="P34">Acquisition Security Policy</text:p>
      <text:list text:style-name="L26">
        <text:list-item>
          <text:p text:style-name="P110"><text:span text:style-name="T18">T</text:span>his Acquisition Security Policy establishes a comprehensive approach for ensuring security throughout the acquisition life cycle. <text:s text:c="86"/></text:p>
        </text:list-item>
        <text:list-item>
          <text:p text:style-name="P110">During the procurement process, security requirements will be defined and incorporated into contracts to address the protection of sensitive information and critical systems. </text:p>
        </text:list-item>
        <text:list-item>
          <text:p text:style-name="P110">Vendors and third-party providers will undergo thorough security assessments, including risk assessments and evaluations of their security practices. </text:p>
        </text:list-item>
        <text:list-item>
          <text:p text:style-name="P110">Throughout the contract period, ongoing monitoring and auditing will verify compliance with security obligations. </text:p>
        </text:list-item>
      </text:list>
      <text:p text:style-name="P18"/>
      <text:list text:continue-numbering="true" text:style-name="L26">
        <text:list-header>
          <text:p text:style-name="P111"><text:span text:style-name="Strong_20_Emphasis"><text:span text:style-name="T29">I</text:span></text:span><text:span text:style-name="Strong_20_Emphasis"><text:span text:style-name="T31">ncidents </text:span></text:span><text:span text:style-name="Strong_20_Emphasis"><text:span text:style-name="T29">O</text:span></text:span><text:span text:style-name="Strong_20_Emphasis"><text:span text:style-name="T31">f </text:span></text:span><text:span text:style-name="Strong_20_Emphasis"><text:span text:style-name="T29">C</text:span></text:span><text:span text:style-name="Strong_20_Emphasis"><text:span text:style-name="T31">ompromise</text:span></text:span></text:p>
          <text:p text:style-name="P110"><text:span text:style-name="Strong_20_Emphasis">High Infection Rate</text:span>: If the malware attack is spreading rapidly and infecting a significant number of systems within a short period, it could indicate a large-scale compromise that requires immediate attention.</text:p>
          <text:p text:style-name="P110"><text:span text:style-name="Strong_20_Emphasis">Critical Systems Affected</text:span>: When critical systems or infrastructure are compromised by malware, such as those responsible for financial transactions, customer data, or essential services, escalation is crucial to minimize potential damage.</text:p>
          <text:p text:style-name="P110"><text:span text:style-name="Strong_20_Emphasis">Data Ex filtration Detected</text:span>: If the malware attack involves data exfiltration, where sensitive information is being stolen and transferred to external servers, immediate escalation is necessary to prevent data breaches and comply with data protection regulations.</text:p>
          <text:p text:style-name="P112"><text:span text:style-name="Strong_20_Emphasis">Unknown or Advanced Malware</text:span>: When encountering a new or sophisticated strain of malware that is not easily detectable by standard security tools, escalating the incident to experts who specialize in malware analysis and reverse engineering is essential. <text:s text:c="16"/></text:p>
          <text:p text:style-name="P110"><text:span text:style-name="Strong_20_Emphasis">Persistent Malware</text:span>: If the malware persists even after initial containment and eradication attempts, it suggests a resilient and determined attacker. Escalation can help ensure a thorough investigation to uncover any hidden footholds. <text:s/><text:tab/><text:tab/><text:tab/><text:tab/><text:tab/><text:tab/><text:tab/><text:tab/><text:tab/><text:tab/><text:tab/><text:tab/><text:tab/><text:tab/><text:tab/><text:tab/><text:tab/><text:tab/><text:tab/> <text:s text:c="4"/><text:span text:style-name="T31">Pg.</text:span><text:span text:style-name="T32">7</text:span></text:p>
          <text:p text:style-name="P110"><text:soft-page-break/><text:span text:style-name="Strong_20_Emphasis">Malware Affects Critical Services</text:span>: If the malware disrupts critical business operations, compromises essential services, or impacts customer experience, escalation is necessary to restore normal operations swiftly.</text:p>
          <text:p text:style-name="P110"><text:span text:style-name="Strong_20_Emphasis">Signs of Insider Threat or APT</text:span>: If the malware attack shows signs of being part of an Advanced Persistent Threat (APT) campaign or suggests an insider threat, escalation to senior management and possibly law enforcement is warranted to address potential insider collaboration or sophisticated attacks.</text:p>
        </text:list-header>
      </text:list>
      <text:p text:style-name="P11"><text:s text:c="73"/></text:p>
      <text:p text:style-name="P11"><text:s text:c="158"/></text:p>
      <text:p text:style-name="P35"><text:span text:style-name="Strong_20_Emphasis">Incident Response Plan for Nova Scotia Power Corporation</text:span></text:p>
      <text:p text:style-name="P28"><text:span text:style-name="Strong_20_Emphasis"><text:tab/>1. Incident Categorization:</text:span> Incidents can be categorized into three main types: Internal, <text:tab/>External, and Industry-Specific.</text:p>
      <text:p text:style-name="P28"><text:span text:style-name="Strong_20_Emphasis">Internal Incidents:</text:span></text:p>
      <text:list text:style-name="L27">
        <text:list-item>
          <text:p text:style-name="P113">Power Outages</text:p>
        </text:list-item>
        <text:list-item>
          <text:p text:style-name="P114">Safety Incidents</text:p>
        </text:list-item>
      </text:list>
      <text:p text:style-name="P28"><text:span text:style-name="Strong_20_Emphasis">External Incidents:</text:span></text:p>
      <text:list text:style-name="L28">
        <text:list-item>
          <text:p text:style-name="P115">Cyber-Attacks</text:p>
        </text:list-item>
        <text:list-item>
          <text:p text:style-name="P116">Weather Events</text:p>
        </text:list-item>
      </text:list>
      <text:p text:style-name="P28"><text:span text:style-name="Strong_20_Emphasis">Industry-Specific Incidents:</text:span></text:p>
      <text:list text:style-name="L29">
        <text:list-item>
          <text:p text:style-name="P117">Fire and Explosions</text:p>
        </text:list-item>
        <text:list-item>
          <text:p text:style-name="P118">Fuel Supply Disruptions</text:p>
        </text:list-item>
      </text:list>
      <text:p text:style-name="P28"><text:span text:style-name="Strong_20_Emphasis">2. Incident Response Team:</text:span></text:p>
      <text:list text:style-name="L30">
        <text:list-item>
          <text:p text:style-name="P119">Incident Response Team should be formed, consisting of representatives from Operational Technology Team, IT Security Team, Executive Leadership, and Legal Department <text:span text:style-name="T25">in some cases Maintenaince Technicians</text:span></text:p>
        </text:list-item>
        <text:list-item>
          <text:p text:style-name="P120">External stakeholders, such as regulatory agencies and law enforcement, may also be involved in incident response efforts.</text:p>
          <text:p text:style-name="P91"/>
        </text:list-item>
      </text:list>
      <text:p text:style-name="P26"/>
      <text:p text:style-name="P26"/>
      <text:p text:style-name="P39"><text:tab/><text:tab/><text:tab/><text:tab/><text:tab/><text:tab/><text:tab/><text:tab/><text:tab/><text:tab/><text:tab/><text:tab/><text:tab/> <text:s text:c="4"/></text:p>
      <text:p text:style-name="P28"><text:span text:style-name="Strong_20_Emphasis">3. Incident Identification and Reporting:</text:span></text:p>
      <text:list text:style-name="L31">
        <text:list-item>
          <text:p text:style-name="P121">Implement monitoring systems to identify incidents promptly.</text:p>
        </text:list-item>
        <text:list-item>
          <text:p text:style-name="P122">Employees and customers should be encouraged to report incidents to the designated <text:span text:style-name="T25">CS</text:span>IRT contacts.<text:tab/><text:tab/><text:tab/><text:tab/><text:tab/><text:tab/><text:tab/><text:tab/><text:tab/><text:tab/><text:tab/> <text:s text:c="4"/><text:span text:style-name="T32">Pg.8</text:span></text:p>
        </text:list-item>
      </text:list>
      <text:p text:style-name="P28"><text:soft-page-break/><text:span text:style-name="Strong_20_Emphasis">4. Incident Handling Process:</text:span></text:p>
      <text:list text:style-name="L32">
        <text:list-item>
          <text:p text:style-name="P123">Upon identification of an incident, the <text:span text:style-name="T25">CS</text:span>IRT should immediately assess its severity and impact.</text:p>
        </text:list-item>
        <text:list-item>
          <text:p text:style-name="P123">The <text:span text:style-name="T25">CS</text:span>IRT should follow predefined response procedures based on the incident type.</text:p>
        </text:list-item>
        <text:list-item>
          <text:p text:style-name="P123">For <text:span text:style-name="T25">C</text:span>yber attacks, follow the <text:span text:style-name="T25">C</text:span>yber security incident response plan.</text:p>
        </text:list-item>
        <text:list-item>
          <text:p text:style-name="P124">For power outages and safety incidents, coordinate with relevant teams for system recovery and employee/customer safety.</text:p>
        </text:list-item>
      </text:list>
      <text:p text:style-name="P28"><text:span text:style-name="Strong_20_Emphasis">5. Communication and Notification:</text:span></text:p>
      <text:list text:style-name="L33">
        <text:list-item>
          <text:p text:style-name="P125">Maintain clear communication channels within the <text:span text:style-name="T25">CS</text:span>IRT and with external stakeholders <text:span text:style-name="T25">using a predefined format like broadcast message to CSIRT members on company phones</text:span></text:p>
        </text:list-item>
        <text:list-item>
          <text:p text:style-name="P125">Notify regulatory agencies, energy industry authorities, and affected customers about significant incidents. <text:s text:c="130"/></text:p>
        </text:list-item>
        <text:list-item>
          <text:p text:style-name="P126">The Executive Leadership should be informed promptly to coordinate resource allocation and decision-making. <text:s text:c="118"/></text:p>
        </text:list-item>
      </text:list>
      <text:p text:style-name="P28"><text:span text:style-name="Strong_20_Emphasis">6. Incident Mitigation and Recovery:</text:span></text:p>
      <text:list text:style-name="L34">
        <text:list-item>
          <text:p text:style-name="P127">Take immediate action to mitigate the impact of the incident.</text:p>
        </text:list-item>
        <text:list-item>
          <text:p text:style-name="P127">Implement disaster recovery and business continuity plans to restore operations.</text:p>
        </text:list-item>
        <text:list-item>
          <text:p text:style-name="P128">In case of cyber-attacks, follow the incident response procedures for containment, eradication, and recovery.</text:p>
        </text:list-item>
      </text:list>
      <text:p text:style-name="P28"><text:span text:style-name="Strong_20_Emphasis">7. Post-Incident Analysis:</text:span></text:p>
      <text:list text:style-name="L35">
        <text:list-item>
          <text:p text:style-name="P129">Conduct a thorough post-incident analysis to understand the root cause and lessons learned.</text:p>
        </text:list-item>
        <text:list-item>
          <text:p text:style-name="P130">Use the analysis to improve incident response processes and preventive measures.</text:p>
        </text:list-item>
      </text:list>
      <text:p text:style-name="P28"><text:span text:style-name="Strong_20_Emphasis">8. Regulatory Compliance:</text:span></text:p>
      <text:list text:style-name="L36">
        <text:list-item>
          <text:p text:style-name="P131">Ensure compliance with relevant federal and provincial laws and regulations governing the electric utility industry.</text:p>
        </text:list-item>
        <text:list-item>
          <text:p text:style-name="P132">Maintain accurate incident records and reporting to regulatory authorities as required.</text:p>
        </text:list-item>
      </text:list>
      <text:p text:style-name="P28"><text:span text:style-name="Strong_20_Emphasis">9. Industry-Specific Incident Preparedness:</text:span></text:p>
      <text:list text:style-name="L37">
        <text:list-item>
          <text:p text:style-name="P133">Develop specific response plans for industry-specific incidents like fires, fuel supply disruptions, etc.</text:p>
        </text:list-item>
        <text:list-item>
          <text:p text:style-name="P134">Conduct regular training and exercises to test the response readiness of the organization.<text:span text:style-name="T31"><text:tab/><text:tab/> <text:s/></text:span></text:p>
        </text:list-item>
      </text:list>
      <text:p text:style-name="P28"><text:span text:style-name="Strong_20_Emphasis">10. Public Relations and Customer Support:</text:span></text:p>
      <text:list text:style-name="L38">
        <text:list-item>
          <text:p text:style-name="P135">Maintain a transparent and timely communication strategy with the public and customers during incidents.</text:p>
        </text:list-item>
        <text:list-item>
          <text:p text:style-name="P136">Provide clear instructions to customers on safety measures and expected restoration timelines during power outages.</text:p>
          <text:list>
            <text:list-item>
              <text:list>
                <text:list-item>
                  <text:list>
                    <text:list-item>
                      <text:list>
                        <text:list-item>
                          <text:list>
                            <text:list-item>
                              <text:list>
                                <text:list-item>
                                  <text:list>
                                    <text:list-item>
                                      <text:list>
                                        <text:list-item>
                                          <text:list>
                                            <text:list-header>
                                              <text:p text:style-name="P75"><text:s text:c="40"/>Pg.9</text:p>
                                            </text:list-header>
                                          </text:list>
                                        </text:list-item>
                                      </text:list>
                                    </text:list-item>
                                  </text:list>
                                </text:list-item>
                              </text:list>
                            </text:list-item>
                          </text:list>
                        </text:list-item>
                      </text:list>
                    </text:list-item>
                  </text:list>
                </text:list-item>
              </text:list>
            </text:list-item>
          </text:list>
        </text:list-item>
      </text:list>
      <text:p text:style-name="P28"><text:soft-page-break/><text:span text:style-name="Strong_20_Emphasis">11. Incident Documentation and Reporting:</text:span><text:span text:style-name="Strong_20_Emphasis"><text:span text:style-name="T31">Pg.</text:span></text:span><text:span text:style-name="Strong_20_Emphasis"><text:span text:style-name="T32">9</text:span></text:span></text:p>
      <text:list text:style-name="L39">
        <text:list-item>
          <text:p text:style-name="P137">Maintain <text:span text:style-name="T25">detailed and elaborate</text:span> incident documentation, including details of the incident, response actions, and outcomes. <text:span text:style-name="T25">Include times, </text:span></text:p>
        </text:list-item>
        <text:list-item>
          <text:p text:style-name="P138">Generate incident reports for internal review and for regulatory agencies if required.</text:p>
        </text:list-item>
      </text:list>
      <text:p text:style-name="P28"><text:span text:style-name="Strong_20_Emphasis">12. Incident Review and Continuous Improvement:</text:span></text:p>
      <text:list text:style-name="L40">
        <text:list-item>
          <text:p text:style-name="P139">Regularly review the effectiveness of the incident response plan.</text:p>
        </text:list-item>
        <text:list-item>
          <text:p text:style-name="P140">Make necessary updates based on lessons learned from incidents and industry best practices.</text:p>
        </text:list-item>
      </text:list>
      <text:p text:style-name="P12"/>
      <text:p text:style-name="P11"><text:s text:c="151"/></text:p>
      <text:p text:style-name="P40">Communication Tree:</text:p>
      <text:p text:style-name="P40"/>
      <text:p text:style-name="P17"><text:span text:style-name="T29">T</text:span>his communication flow is designed from the time an incident is identified by a SOC analyst all the way through the corporate structure to the legal entities. The flow is determined by the right parties involved on a contextual basis and shall encapsulate the scope, severity and impact to the organization.</text:p>
      <text:p text:style-name="P47"><text:tab/></text:p>
      <text:p text:style-name="P21"><text:span text:style-name="T30"><text:tab/></text:span><text:span text:style-name="T5"/></text:p>
      <text:p text:style-name="P21"><text:span text:style-name="T5"><text:tab/></text:span><text:span text:style-name="T4">SOC analyst</text:span></text:p>
      <text:p text:style-name="P16"/>
      <text:p text:style-name="P25"><text:span text:style-name="T4"><text:tab/></text:span><text:span text:style-name="T3">Information </text:span><text:span text:style-name="T4">S</text:span><text:span text:style-name="T3">ecurity Manager</text:span></text:p>
      <text:p text:style-name="P43"/>
      <text:p text:style-name="P25"><text:span text:style-name="T3"><text:tab/></text:span><text:span text:style-name="T6">CSIRT</text:span></text:p>
      <text:p text:style-name="P45"><text:tab/></text:p>
      <text:p text:style-name="P22"><text:span text:style-name="T5"><text:tab/></text:span><text:span text:style-name="T4">CISO</text:span></text:p>
      <text:p text:style-name="P42"/>
      <text:p text:style-name="P16"><text:tab/>CEO</text:p>
      <text:p text:style-name="P16"><text:tab/></text:p>
      <text:p text:style-name="P14"><text:tab/>CFO </text:p>
      <text:p text:style-name="P14"/>
      <text:p text:style-name="P14"><text:tab/><text:span text:style-name="T29">Sec</text:span><text:span text:style-name="T33">urity</text:span><text:span text:style-name="T29"> Arch</text:span><text:span text:style-name="T33">itect, </text:span>IT teams, <text:span text:style-name="T29">Network Arch</text:span><text:span text:style-name="T33">itect</text:span></text:p>
      <text:p text:style-name="P16"><text:s text:c="9"/></text:p>
      <text:p text:style-name="P14"><text:tab/><text:span text:style-name="T29">L</text:span>egal department</text:p>
      <text:p text:style-name="P16"><text:tab/></text:p>
      <text:p text:style-name="P16"><text:tab/>H<text:span text:style-name="T31">uman </text:span>R<text:span text:style-name="T31">esources</text:span></text:p>
      <text:p text:style-name="P14"><text:s/></text:p>
      <text:p text:style-name="P14"><text:tab/><text:span text:style-name="T29">C</text:span>ustomers, <text:span text:style-name="T29">Municipal suppliers <text:s text:c="15"/><text:tab/><text:tab/><text:tab/><text:tab/><text:tab/><text:tab/><text:tab/> <text:s text:c="4"/></text:span></text:p>
      <text:p text:style-name="P14"/>
      <text:p text:style-name="P14"><text:s/><text:tab/><text:span text:style-name="T29">V</text:span>endors </text:p>
      <text:p text:style-name="P14"/>
      <text:p text:style-name="P14"><text:span text:style-name="T29"><text:tab/>R</text:span>egulatory bodies <text:span text:style-name="T29">Ministry of Energy, Environment </text:span><text:span text:style-name="T33">etc.</text:span></text:p>
      <text:p text:style-name="P14"/>
      <text:p text:style-name="P14"><text:span text:style-name="T29"><text:tab/>L</text:span>aw enforcement <text:span text:style-name="T29">agency Local, Federal </text:span><text:span text:style-name="T33">Agencies etc.</text:span></text:p>
      <text:p text:style-name="P44"><text:s/><text:tab/><text:tab/><text:tab/><text:tab/><text:tab/><text:tab/><text:tab/><text:tab/><text:tab/><text:tab/><text:tab/><text:tab/><text:tab/></text:p>
      <text:p text:style-name="P15"/>
      <text:p text:style-name="P15"/>
      <text:p text:style-name="P15"><text:span text:style-name="T31"><text:tab/><text:tab/><text:tab/><text:tab/><text:tab/><text:tab/><text:tab/><text:tab/><text:tab/><text:tab/><text:tab/><text:tab/><text:tab/> <text:s text:c="2"/>Pg.</text:span><text:span text:style-name="T32">10</text:span></text:p>
      <text:p text:style-name="P14"><text:soft-page-break/><text:span text:style-name="T31"><text:tab/><text:tab/><text:tab/><text:tab/><text:tab/><text:tab/><text:tab/><text:tab/><text:tab/><text:tab/><text:tab/><text:tab/><text:tab/><text:tab/><text:tab/><text:tab/><text:tab/><text:tab/><text:tab/><text:tab/><text:tab/><text:tab/><text:tab/><text:tab/><text:tab/><text:tab/><text:tab/> <text:s/></text:span></text:p>
      <text:p text:style-name="P2">Citations:</text:p>
      <text:p text:style-name="P2"/>
      <text:p text:style-name="P2"><draw:a xlink:type="simple" xlink:href="https://www.canada.ca/en.html"><draw:frame draw:style-name="fr1" draw:name="Image1" text:anchor-type="as-char" svg:width="9.92cm" svg:height="0.937cm" draw:z-index="0"><draw:image xlink:href="Pictures/10002749000054A5000007DA9FA051B56C0F75F4.svg" xlink:type="simple" xlink:show="embed" xlink:actuate="onLoad" draw:mime-type="image/svg+xml"/><draw:image xlink:href="Pictures/10000001000004CD00000072E080BCC9C35EB583.png" xlink:type="simple" xlink:show="embed" xlink:actuate="onLoad" draw:mime-type="image/png"/><svg:title>Government of Canada</svg:title></draw:frame></draw:a></text:p>
      <text:p text:style-name="P2"/>
      <text:p text:style-name="P5">Treasury Board Secretariat/Playbooks</text:p>
      <text:p text:style-name="P2">https://www.canada.ca/en/treasury-board-secretariat.html</text:p>
      <text:h text:style-name="P1" text:outline-level="1"><text:bookmark text:name="wb-cont"/>Security Playbook for Information System Solutions <text:a xlink:type="simple" xlink:href="https://www.canada.ca/en/government/system/digital-government/digital-government-innovations/cloud-services/security-playbook-information-system-solutions-cloud.html" text:style-name="Internet_20_link" text:visited-style-name="Visited_20_Internet_20_Link">https://www.canada.ca/en/government/system/digital-government/digital-government-innovations/cloud-services/security-playbook-information-system-solutions-cloud.html</text:a></text:h>
      <text:h text:style-name="P1" text:outline-level="1"><text:bookmark text:name="wb-cont Copy 1"/>Develop an Incident Response Plan: Fillable template and example</text:h>
      <text:p text:style-name="P3">https://ised-isde.canada.ca/site/cybersecure-canada/en/certification-tools/develop-incident-response-plan-fillable-template-and-example</text:p>
      <text:h text:style-name="P4" text:outline-level="1">Sweet Process/ Blogs/Reports</text:h>
      <text:h text:style-name="P1" text:outline-level="1">How to Write a Policy. The Only Guide You Need to Read!</text:h>
      <text:p text:style-name="P3">https://www.sweetprocess.com/how-to-write-a-policy/#:%7E:text=A%20policy%20is%20simply%20a,is%20your%20organization's%20action%20plan</text:p>
      <text:p text:style-name="P5">Micro Focus/Escalation Processes</text:p>
      <text:p text:style-name="P48">https://docs.microfocus.com/SM/9.60/Hybrid/Content/BestPracticesGuide_PD/IncidentManagmentBestPractice/Incident_Escalation.htm</text:p>
      <text:p text:style-name="P27"/>
      <text:p text:style-name="P23"><text:span text:style-name="T7">exa beam/</text:span>Incident Response: 6 Steps, Technologies, and Tips</text:p>
      <text:p text:style-name="P10">https://www.exabeam.com/incident-response/the-three-elements-of-incident-response-plan-team-and-tools/</text:p>
      <text:p text:style-name="P18"/>
      <text:p text:style-name="P9">CISA/CRR Supplemental Resource Guide</text:p>
      <text:p text:style-name="P9">https://www.cisa.gov/sites/default/files/publications/CRR_Resource_Guide-VM_0.pdf</text:p>
      <text:p text:style-name="P18"/>
      <text:p text:style-name="P18"/>
      <text:p text:style-name="P18"/>
      <text:p text:style-name="P18"/>
      <text:p text:style-name="P18"/>
      <text:p text:style-name="P18"/>
      <text:p text:style-name="P13"><text:tab/><text:tab/><text:tab/><text:tab/><text:tab/><text:tab/><text:tab/><text:tab/><text:tab/><text:tab/><text:tab/><text:tab/><text:tab/> <text:s text:c="4"/><text:tab/><text:tab/><text:tab/><text:tab/><text:tab/><text:tab/><text:tab/><text:tab/><text:tab/><text:tab/><text:tab/><text:tab/><text:tab/><text:tab/> <text:s text:c="2"/>Pg.1<text:span text:style-name="T32">1</text:span></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5T10:45:37.100000000</meta:creation-date>
    <dc:date>2023-08-06T22:00:28.254000000</dc:date>
    <meta:editing-duration>P1DT10H1M26S</meta:editing-duration>
    <meta:editing-cycles>8</meta:editing-cycles>
    <meta:generator>LibreOffice/7.5.5.2$Windows_X86_64 LibreOffice_project/ca8fe7424262805f223b9a2334bc7181abbcbf5e</meta:generator>
    <meta:document-statistic meta:table-count="0" meta:image-count="1" meta:object-count="0" meta:page-count="14" meta:paragraph-count="259" meta:word-count="2793" meta:character-count="23321" meta:non-whitespace-character-count="18269"/>
  </office:meta>
</office:document-meta>
</file>